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Courier New" svg:font-family="'Courier New'"/>
    <style:font-face style:name="OpenSymbol" svg:font-family="OpenSymbol"/>
    <style:font-face style:name="Sans Serif" svg:font-family="'Sans Serif'"/>
    <style:font-face style:name="Symbol" svg:font-family="Symbol"/>
    <style:font-face style:name="Times New Roman" svg:font-family="'Times New Roman'"/>
    <style:font-face style:name="Wingdings" svg:font-family="Wingdings"/>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ff0000" style:font-name="Arial" fo:font-size="11pt" style:text-underline-style="none" fo:font-weight="bold"/>
    </style:style>
    <style:style style:name="P2" style:family="paragraph" style:parent-style-name="Standard" style:list-style-name="L1">
      <style:text-properties fo:color="#000000" style:font-name="Arial" fo:font-size="11pt" style:text-underline-style="none" fo:font-weight="normal"/>
    </style:style>
    <style:style style:name="P3" style:family="paragraph" style:parent-style-name="Standard">
      <style:text-properties fo:color="#000000" style:font-name="Arial" fo:font-size="11pt" style:text-underline-style="none" fo:font-weight="normal"/>
    </style:style>
    <style:style style:name="P4" style:family="paragraph" style:parent-style-name="Standard">
      <style:text-properties fo:color="#000000" style:font-name="Arial" fo:font-size="11pt"/>
    </style:style>
    <style:style style:name="P5" style:family="paragraph" style:parent-style-name="Standard">
      <style:text-properties fo:color="#000000" style:font-name="Arial" style:text-underline-style="solid" style:text-underline-width="auto" style:text-underline-color="font-color" fo:font-weight="bold"/>
    </style:style>
    <style:style style:name="P6" style:family="paragraph" style:parent-style-name="Standard">
      <style:text-properties fo:color="#000000" style:font-name="Arial" style:text-underline-style="none" fo:font-weight="bold"/>
    </style:style>
    <style:style style:name="P7" style:family="paragraph" style:parent-style-name="Standard">
      <style:text-properties fo:color="#000000" style:font-name="Arial" fo:font-size="11pt"/>
    </style:style>
    <style:style style:name="P8" style:family="paragraph" style:parent-style-name="Standard">
      <style:text-properties fo:color="#000000" style:font-name="Arial" fo:font-size="11pt" style:text-underline-style="none"/>
    </style:style>
    <style:style style:name="P9" style:family="paragraph" style:parent-style-name="Standard">
      <style:text-properties fo:color="#000000" style:font-name="Arial" fo:font-size="11pt" style:text-underline-style="none" fo:font-weight="bold"/>
    </style:style>
    <style:style style:name="P10" style:family="paragraph" style:parent-style-name="Standard">
      <style:text-properties fo:color="#000000" style:text-underline-style="none" fo:font-weight="normal"/>
    </style:style>
    <style:style style:name="P11" style:family="paragraph" style:parent-style-name="Standard">
      <style:text-properties fo:color="#ff0000" style:font-name="Arial" fo:font-size="11pt" style:text-underline-style="none" fo:font-weight="bold"/>
    </style:style>
    <style:style style:name="P12" style:family="paragraph" style:parent-style-name="Horizontal_20_Line">
      <style:text-properties fo:color="#000000"/>
    </style:style>
    <style:style style:name="P13" style:family="paragraph" style:parent-style-name="Horizontal_20_Line">
      <style:text-properties fo:color="#000000" style:font-name="Arial" style:text-underline-style="none" fo:font-weight="bold"/>
    </style:style>
    <style:style style:name="P14" style:family="paragraph" style:parent-style-name="Horizontal_20_Line">
      <style:text-properties fo:color="#000000" style:font-name="Arial" fo:font-size="11pt"/>
    </style:style>
    <style:style style:name="P15" style:family="paragraph" style:parent-style-name="Horizontal_20_Line">
      <style:text-properties fo:color="#000000" style:font-name="Arial" fo:font-size="11pt" style:text-underline-style="none" fo:font-weight="bold"/>
    </style:style>
    <style:style style:name="P16" style:family="paragraph" style:parent-style-name="Standard">
      <style:text-properties fo:color="#000000"/>
    </style:style>
    <style:style style:name="P17" style:family="paragraph" style:parent-style-name="Standard">
      <style:text-properties fo:color="#000000" style:font-name="Arial" fo:font-size="11pt"/>
    </style:style>
    <style:style style:name="P18" style:family="paragraph" style:parent-style-name="Standard" style:list-style-name="L2">
      <style:text-properties fo:color="#000000" style:font-name="Arial" fo:font-size="11pt" style:text-underline-style="none" fo:font-weight="bold"/>
    </style:style>
    <style:style style:name="P19" style:family="paragraph" style:parent-style-name="Standard" style:list-style-name="L3">
      <style:text-properties fo:color="#000000" style:font-name="Arial" fo:font-size="11pt" style:text-underline-style="none" fo:font-weight="bold"/>
    </style:style>
    <style:style style:name="P20" style:family="paragraph" style:parent-style-name="Standard" style:list-style-name="L6">
      <style:text-properties fo:color="#000000" style:font-name="Arial" fo:font-size="11pt" style:text-underline-style="none" fo:font-weight="bold"/>
    </style:style>
    <style:style style:name="P21" style:family="paragraph" style:parent-style-name="Standard" style:list-style-name="L10">
      <style:text-properties fo:color="#000000" style:font-name="Arial" fo:font-size="11pt" style:text-underline-style="none" fo:font-weight="bold"/>
    </style:style>
    <style:style style:name="P22" style:family="paragraph" style:parent-style-name="Standard" style:list-style-name="L13">
      <style:text-properties fo:color="#000000" style:font-name="Arial" fo:font-size="11pt" style:text-underline-style="none" fo:font-weight="bold"/>
    </style:style>
    <style:style style:name="P23" style:family="paragraph" style:parent-style-name="Standard" style:list-style-name="L16">
      <style:text-properties fo:color="#000000" style:font-name="Arial" fo:font-size="11pt" style:text-underline-style="none" fo:font-weight="bold"/>
    </style:style>
    <style:style style:name="P24" style:family="paragraph" style:parent-style-name="Standard" style:list-style-name="L20">
      <style:text-properties fo:color="#000000" style:font-name="Arial" fo:font-size="11pt" style:text-underline-style="none" fo:font-weight="bold"/>
    </style:style>
    <style:style style:name="P25" style:family="paragraph" style:parent-style-name="Standard" style:list-style-name="L4">
      <style:text-properties fo:color="#000000" style:font-name="Arial" fo:font-size="11pt" style:text-underline-style="none" fo:font-weight="bold"/>
    </style:style>
    <style:style style:name="P26" style:family="paragraph" style:parent-style-name="Standard" style:list-style-name="L31">
      <style:text-properties fo:color="#000000" style:font-name="Arial" fo:font-size="11pt" style:text-underline-style="none" fo:font-weight="bold"/>
    </style:style>
    <style:style style:name="P27" style:family="paragraph" style:parent-style-name="Standard" style:list-style-name="L32">
      <style:text-properties fo:color="#000000" style:font-name="Arial" fo:font-size="11pt" style:text-underline-style="none" fo:font-weight="bold"/>
    </style:style>
    <style:style style:name="P28" style:family="paragraph" style:parent-style-name="Standard">
      <style:text-properties fo:color="#000000" style:font-name="Arial" fo:font-size="11pt" style:text-underline-style="none" fo:font-weight="normal"/>
    </style:style>
    <style:style style:name="P29" style:family="paragraph" style:parent-style-name="Standard" style:list-style-name="L3">
      <style:text-properties fo:color="#000000" style:font-name="Arial" fo:font-size="11pt" style:text-underline-style="none" fo:font-weight="normal"/>
    </style:style>
    <style:style style:name="P30" style:family="paragraph" style:parent-style-name="Standard" style:list-style-name="L5">
      <style:text-properties fo:color="#000000" style:font-name="Arial" fo:font-size="11pt" style:text-underline-style="none" fo:font-weight="normal"/>
    </style:style>
    <style:style style:name="P31" style:family="paragraph" style:parent-style-name="Standard" style:list-style-name="L6">
      <style:text-properties fo:color="#000000" style:font-name="Arial" fo:font-size="11pt" style:text-underline-style="none" fo:font-weight="normal"/>
    </style:style>
    <style:style style:name="P32" style:family="paragraph" style:parent-style-name="Standard" style:list-style-name="L8">
      <style:text-properties fo:color="#000000" style:font-name="Arial" fo:font-size="11pt" style:text-underline-style="none" fo:font-weight="normal"/>
    </style:style>
    <style:style style:name="P33" style:family="paragraph" style:parent-style-name="Standard" style:list-style-name="L9">
      <style:text-properties fo:color="#000000" style:font-name="Arial" fo:font-size="11pt" style:text-underline-style="none" fo:font-weight="normal"/>
    </style:style>
    <style:style style:name="P34" style:family="paragraph" style:parent-style-name="Standard" style:list-style-name="L10">
      <style:text-properties fo:color="#000000" style:font-name="Arial" fo:font-size="11pt" style:text-underline-style="none" fo:font-weight="normal"/>
    </style:style>
    <style:style style:name="P35" style:family="paragraph" style:parent-style-name="Standard" style:list-style-name="L12">
      <style:text-properties fo:color="#000000" style:font-name="Arial" fo:font-size="11pt" style:text-underline-style="none" fo:font-weight="normal"/>
    </style:style>
    <style:style style:name="P36" style:family="paragraph" style:parent-style-name="Standard" style:list-style-name="L14">
      <style:text-properties fo:color="#000000" style:font-name="Arial" fo:font-size="11pt" style:text-underline-style="none" fo:font-weight="normal"/>
    </style:style>
    <style:style style:name="P37" style:family="paragraph" style:parent-style-name="Standard" style:list-style-name="L15">
      <style:text-properties fo:color="#000000" style:font-name="Arial" fo:font-size="11pt" style:text-underline-style="none" fo:font-weight="normal"/>
    </style:style>
    <style:style style:name="P38" style:family="paragraph" style:parent-style-name="Standard" style:list-style-name="L16">
      <style:text-properties fo:color="#000000" style:font-name="Arial" fo:font-size="11pt" style:text-underline-style="none" fo:font-weight="normal"/>
    </style:style>
    <style:style style:name="P39" style:family="paragraph" style:parent-style-name="Standard" style:list-style-name="L18">
      <style:text-properties fo:color="#000000" style:font-name="Arial" fo:font-size="11pt" style:text-underline-style="none" fo:font-weight="normal"/>
    </style:style>
    <style:style style:name="P40" style:family="paragraph" style:parent-style-name="Standard" style:list-style-name="L20">
      <style:text-properties fo:color="#000000" style:font-name="Arial" fo:font-size="11pt" style:text-underline-style="none" fo:font-weight="normal"/>
    </style:style>
    <style:style style:name="P41" style:family="paragraph" style:parent-style-name="Standard" style:list-style-name="L23">
      <style:text-properties fo:color="#000000" style:font-name="Arial" fo:font-size="11pt" style:text-underline-style="none" fo:font-weight="normal"/>
    </style:style>
    <style:style style:name="P42" style:family="paragraph" style:parent-style-name="Standard" style:list-style-name="L24">
      <style:text-properties fo:color="#000000" style:font-name="Arial" fo:font-size="11pt" style:text-underline-style="none" fo:font-weight="normal"/>
    </style:style>
    <style:style style:name="P43" style:family="paragraph" style:parent-style-name="Standard" style:list-style-name="L4">
      <style:text-properties fo:color="#000000" style:font-name="Arial" fo:font-size="11pt" style:text-underline-style="none" fo:font-weight="normal"/>
    </style:style>
    <style:style style:name="P44" style:family="paragraph" style:parent-style-name="Standard" style:list-style-name="L29">
      <style:text-properties fo:color="#000000" style:font-name="Arial" fo:font-size="11pt" style:text-underline-style="none" fo:font-weight="normal"/>
    </style:style>
    <style:style style:name="P45" style:family="paragraph" style:parent-style-name="Standard" style:list-style-name="L30">
      <style:text-properties fo:color="#000000" style:font-name="Arial" fo:font-size="11pt" style:text-underline-style="none" fo:font-weight="normal"/>
    </style:style>
    <style:style style:name="P46" style:family="paragraph" style:parent-style-name="Standard" style:list-style-name="L32">
      <style:text-properties fo:color="#000000" style:font-name="Arial" fo:font-size="11pt" style:text-underline-style="none" fo:font-weight="normal"/>
    </style:style>
    <style:style style:name="P47" style:family="paragraph" style:parent-style-name="Standard" style:list-style-name="L35">
      <style:text-properties fo:color="#000000" style:font-name="Arial" fo:font-size="11pt" style:text-underline-style="none" fo:font-weight="normal"/>
    </style:style>
    <style:style style:name="P48" style:family="paragraph" style:parent-style-name="Standard" style:list-style-name="L36">
      <style:text-properties fo:color="#000000" style:font-name="Arial" fo:font-size="11pt" style:text-underline-style="none" fo:font-weight="normal"/>
    </style:style>
    <style:style style:name="P49" style:family="paragraph" style:parent-style-name="Standard" style:list-style-name="L37">
      <style:text-properties fo:color="#000000" style:font-name="Arial" fo:font-size="11pt" style:text-underline-style="none" fo:font-weight="normal"/>
    </style:style>
    <style:style style:name="P50" style:family="paragraph" style:parent-style-name="Standard" style:list-style-name="L38">
      <style:text-properties fo:color="#000000" style:font-name="Arial" fo:font-size="11pt" style:text-underline-style="none" fo:font-weight="normal"/>
    </style:style>
    <style:style style:name="P51" style:family="paragraph" style:parent-style-name="Standard" style:list-style-name="L39">
      <style:text-properties fo:color="#000000" style:font-name="Arial" fo:font-size="11pt" style:text-underline-style="none" fo:font-weight="normal"/>
    </style:style>
    <style:style style:name="P52" style:family="paragraph" style:parent-style-name="Standard" style:list-style-name="L40">
      <style:text-properties fo:color="#000000" style:font-name="Arial" fo:font-size="11pt" style:text-underline-style="none" fo:font-weight="normal"/>
    </style:style>
    <style:style style:name="P53" style:family="paragraph" style:parent-style-name="Standard" style:list-style-name="L1">
      <style:text-properties fo:color="#000000" style:font-name="Arial" fo:font-size="11pt" style:text-underline-style="none" fo:font-weight="normal"/>
    </style:style>
    <style:style style:name="P54" style:family="paragraph" style:parent-style-name="Standard" style:list-style-name="L3">
      <style:text-properties fo:color="#000000" style:font-name="Arial" fo:font-size="11pt" fo:font-weight="bold"/>
    </style:style>
    <style:style style:name="P55" style:family="paragraph" style:parent-style-name="Standard" style:list-style-name="L6">
      <style:text-properties fo:color="#000000" style:font-name="Arial" fo:font-size="11pt" fo:font-weight="bold"/>
    </style:style>
    <style:style style:name="P56" style:family="paragraph" style:parent-style-name="Standard" style:list-style-name="L10">
      <style:text-properties fo:color="#000000" style:font-name="Arial" fo:font-size="11pt" fo:font-weight="bold"/>
    </style:style>
    <style:style style:name="P57" style:family="paragraph" style:parent-style-name="Standard" style:list-style-name="L13">
      <style:paragraph-properties fo:text-align="justify" style:justify-single-word="false"/>
      <style:text-properties fo:color="#000000" style:font-name="Arial" fo:font-size="11pt" fo:font-weight="bold"/>
    </style:style>
    <style:style style:name="P58" style:family="paragraph" style:parent-style-name="Standard" style:list-style-name="L16">
      <style:paragraph-properties fo:text-align="justify" style:justify-single-word="false"/>
      <style:text-properties fo:color="#000000" style:font-name="Arial" fo:font-size="11pt" fo:font-weight="bold"/>
    </style:style>
    <style:style style:name="P59" style:family="paragraph" style:parent-style-name="Standard" style:list-style-name="L20">
      <style:paragraph-properties fo:text-align="justify" style:justify-single-word="false"/>
      <style:text-properties fo:color="#000000" style:font-name="Arial" fo:font-size="11pt" fo:font-weight="bold"/>
    </style:style>
    <style:style style:name="P60" style:family="paragraph" style:parent-style-name="Standard" style:list-style-name="L4">
      <style:paragraph-properties fo:text-align="justify" style:justify-single-word="false"/>
      <style:text-properties fo:color="#000000" style:font-name="Arial" fo:font-size="11pt" fo:font-weight="bold"/>
    </style:style>
    <style:style style:name="P61" style:family="paragraph" style:parent-style-name="Standard" style:list-style-name="L4">
      <style:text-properties fo:color="#000000" style:font-name="Arial" fo:font-size="11pt" fo:font-weight="bold"/>
    </style:style>
    <style:style style:name="P62" style:family="paragraph" style:parent-style-name="Standard" style:list-style-name="L31">
      <style:text-properties fo:color="#000000" style:font-name="Arial" fo:font-size="11pt" fo:font-weight="bold"/>
    </style:style>
    <style:style style:name="P63" style:family="paragraph" style:parent-style-name="Standard" style:list-style-name="L32">
      <style:text-properties fo:color="#000000" style:font-name="Arial" fo:font-size="11pt" fo:font-weight="bold"/>
    </style:style>
    <style:style style:name="P64" style:family="paragraph" style:parent-style-name="Standard" style:list-style-name="L3">
      <style:text-properties fo:color="#000000" style:font-name="Arial" fo:font-size="11pt"/>
    </style:style>
    <style:style style:name="P65" style:family="paragraph" style:parent-style-name="Standard">
      <style:text-properties fo:color="#000000" style:font-name="Arial" fo:font-size="11pt" style:text-underline-style="solid" style:text-underline-width="auto" style:text-underline-color="font-color"/>
    </style:style>
    <style:style style:name="P66" style:family="paragraph" style:parent-style-name="Standard" style:list-style-name="L18">
      <style:text-properties fo:color="#000000" style:font-name="Arial" fo:font-size="11pt" style:text-underline-style="solid" style:text-underline-width="auto" style:text-underline-color="font-color"/>
    </style:style>
    <style:style style:name="P67" style:family="paragraph" style:parent-style-name="Standard" style:list-style-name="L5">
      <style:text-properties fo:color="#000000" style:font-name="Arial" fo:font-size="11pt"/>
    </style:style>
    <style:style style:name="P68" style:family="paragraph" style:parent-style-name="Standard" style:list-style-name="L6">
      <style:text-properties fo:color="#000000" style:font-name="Arial" fo:font-size="11pt"/>
    </style:style>
    <style:style style:name="P69" style:family="paragraph" style:parent-style-name="Standard" style:list-style-name="L10">
      <style:text-properties fo:color="#000000" style:font-name="Arial" fo:font-size="11pt"/>
    </style:style>
    <style:style style:name="P70" style:family="paragraph" style:parent-style-name="Standard" style:list-style-name="L2">
      <style:text-properties fo:color="#000000" style:font-name="Arial" fo:font-size="11pt"/>
    </style:style>
    <style:style style:name="P71" style:family="paragraph" style:parent-style-name="Standard" style:list-style-name="L13">
      <style:text-properties fo:color="#000000" style:font-name="Arial" fo:font-size="11pt"/>
    </style:style>
    <style:style style:name="P72" style:family="paragraph" style:parent-style-name="Standard" style:list-style-name="L16">
      <style:paragraph-properties fo:text-align="justify" style:justify-single-word="false"/>
      <style:text-properties fo:color="#000000" style:font-name="Arial" fo:font-size="11pt"/>
    </style:style>
    <style:style style:name="P73" style:family="paragraph" style:parent-style-name="Standard" style:list-style-name="L20">
      <style:paragraph-properties fo:text-align="justify" style:justify-single-word="false"/>
      <style:text-properties fo:color="#000000" style:font-name="Arial" fo:font-size="11pt"/>
    </style:style>
    <style:style style:name="P74" style:family="paragraph" style:parent-style-name="Standard" style:list-style-name="L4">
      <style:paragraph-properties fo:text-align="justify" style:justify-single-word="false"/>
      <style:text-properties fo:color="#000000" style:font-name="Arial" fo:font-size="11pt"/>
    </style:style>
    <style:style style:name="P75" style:family="paragraph" style:parent-style-name="Standard" style:list-style-name="L16">
      <style:text-properties fo:color="#000000" style:font-name="Arial" fo:font-size="11pt"/>
    </style:style>
    <style:style style:name="P76" style:family="paragraph" style:parent-style-name="Standard" style:list-style-name="L17">
      <style:text-properties fo:color="#000000" style:font-name="Arial" fo:font-size="11pt"/>
    </style:style>
    <style:style style:name="P77" style:family="paragraph" style:parent-style-name="Standard" style:list-style-name="L18">
      <style:text-properties fo:color="#000000" style:font-name="Arial" fo:font-size="11pt"/>
    </style:style>
    <style:style style:name="P78" style:family="paragraph" style:parent-style-name="Standard" style:list-style-name="L19">
      <style:text-properties fo:color="#000000" style:font-name="Arial" fo:font-size="11pt"/>
    </style:style>
    <style:style style:name="P79" style:family="paragraph" style:parent-style-name="Standard" style:list-style-name="L20">
      <style:text-properties fo:color="#000000" style:font-name="Arial" fo:font-size="11pt"/>
    </style:style>
    <style:style style:name="P80" style:family="paragraph" style:parent-style-name="Standard" style:list-style-name="L24">
      <style:text-properties fo:color="#000000" style:font-name="Arial" fo:font-size="11pt"/>
    </style:style>
    <style:style style:name="P81" style:family="paragraph" style:parent-style-name="Standard" style:list-style-name="L4">
      <style:text-properties fo:color="#000000" style:font-name="Arial" fo:font-size="11pt"/>
    </style:style>
    <style:style style:name="P82" style:family="paragraph" style:parent-style-name="Standard" style:list-style-name="L31">
      <style:text-properties fo:color="#000000" style:font-name="Arial" fo:font-size="11pt"/>
    </style:style>
    <style:style style:name="P83" style:family="paragraph" style:parent-style-name="Standard" style:list-style-name="L32">
      <style:text-properties fo:color="#000000" style:font-name="Arial" fo:font-size="11pt"/>
    </style:style>
    <style:style style:name="P84" style:family="paragraph" style:parent-style-name="Standard" style:list-style-name="L2">
      <style:text-properties fo:color="#000000" style:font-name="Arial" style:text-underline-style="none" fo:font-weight="bold"/>
    </style:style>
    <style:style style:name="P85" style:family="paragraph" style:parent-style-name="Standard" style:list-style-name="L4">
      <style:text-properties fo:color="#000000"/>
    </style:style>
    <style:style style:name="P86" style:family="paragraph" style:parent-style-name="Standard" style:list-style-name="L4">
      <style:text-properties fo:color="#000000" style:text-underline-style="solid" style:text-underline-width="auto" style:text-underline-color="font-color"/>
    </style:style>
    <style:style style:name="P87" style:family="paragraph" style:parent-style-name="Standard" style:list-style-name="L3">
      <style:text-properties fo:color="#000000" style:text-underline-style="solid" style:text-underline-width="auto" style:text-underline-color="font-color"/>
    </style:style>
    <style:style style:name="P88" style:family="paragraph" style:parent-style-name="Standard" style:list-style-name="L6">
      <style:text-properties fo:color="#000000" style:text-underline-style="solid" style:text-underline-width="auto" style:text-underline-color="font-color"/>
    </style:style>
    <style:style style:name="P89" style:family="paragraph" style:parent-style-name="Standard" style:list-style-name="L10">
      <style:text-properties fo:color="#000000" style:text-underline-style="solid" style:text-underline-width="auto" style:text-underline-color="font-color"/>
    </style:style>
    <style:style style:name="P90" style:family="paragraph" style:parent-style-name="Standard" style:list-style-name="L13">
      <style:text-properties fo:color="#000000" style:text-underline-style="solid" style:text-underline-width="auto" style:text-underline-color="font-color"/>
    </style:style>
    <style:style style:name="P91" style:family="paragraph" style:parent-style-name="Standard" style:list-style-name="L7">
      <style:text-properties fo:color="#000000"/>
    </style:style>
    <style:style style:name="P92" style:family="paragraph" style:parent-style-name="Standard" style:list-style-name="L11">
      <style:text-properties fo:color="#000000"/>
    </style:style>
    <style:style style:name="P93" style:family="paragraph" style:parent-style-name="Standard" style:list-style-name="L13">
      <style:text-properties fo:color="#000000"/>
    </style:style>
    <style:style style:name="P94" style:family="paragraph" style:parent-style-name="Standard" style:list-style-name="L22">
      <style:text-properties fo:color="#000000" style:font-name="Sans Serif"/>
    </style:style>
    <style:style style:name="P95" style:family="paragraph" style:parent-style-name="Standard" style:list-style-name="L30">
      <style:text-properties fo:color="#000000" style:text-underline-style="none" fo:font-weight="normal"/>
    </style:style>
    <style:style style:name="P96" style:family="paragraph" style:parent-style-name="Standard" style:list-style-name="L31">
      <style:text-properties fo:color="#000000"/>
    </style:style>
    <style:style style:name="P97" style:family="paragraph" style:parent-style-name="Standard" style:list-style-name="L34">
      <style:text-properties fo:color="#000000"/>
    </style:style>
    <style:style style:name="P98" style:family="paragraph" style:parent-style-name="Standard" style:list-style-name="L7">
      <style:text-properties fo:color="#ff0000" style:font-name="Arial" fo:font-size="11pt" style:text-underline-style="none" fo:font-weight="bold"/>
    </style:style>
    <style:style style:name="P99" style:family="paragraph" style:parent-style-name="Standard" style:list-style-name="L11">
      <style:text-properties fo:color="#ff0000" style:font-name="Arial" fo:font-size="11pt" style:text-underline-style="none" fo:font-weight="bold"/>
    </style:style>
    <style:style style:name="P100" style:family="paragraph" style:parent-style-name="Standard" style:list-style-name="L4">
      <style:text-properties fo:color="#ff0000" style:font-name="Arial" fo:font-size="11pt" style:text-underline-style="none" fo:font-weight="bold"/>
    </style:style>
    <style:style style:name="P101" style:family="paragraph" style:parent-style-name="Standard" style:list-style-name="L17">
      <style:text-properties fo:color="#ff0000" style:font-name="Arial" fo:font-size="11pt" style:text-underline-style="none" fo:font-weight="bold"/>
    </style:style>
    <style:style style:name="P102" style:family="paragraph" style:parent-style-name="Standard" style:list-style-name="L20">
      <style:text-properties fo:color="#ff0000" style:font-name="Arial" fo:font-size="11pt" style:text-underline-style="none" fo:font-weight="bold"/>
    </style:style>
    <style:style style:name="P103" style:family="paragraph" style:parent-style-name="Standard" style:list-style-name="L22">
      <style:text-properties fo:color="#ff0000" style:font-name="Arial" fo:font-size="11pt" style:text-underline-style="none" fo:font-weight="bold"/>
    </style:style>
    <style:style style:name="P104" style:family="paragraph" style:parent-style-name="Standard" style:list-style-name="L1">
      <style:text-properties fo:color="#ff0000" style:font-name="Arial" fo:font-size="11pt" style:text-underline-style="none" fo:font-weight="bold"/>
    </style:style>
    <style:style style:name="P105" style:family="paragraph" style:parent-style-name="Standard" style:list-style-name="L34">
      <style:text-properties fo:color="#ff0000" style:font-name="Arial" fo:font-size="11pt" style:text-underline-style="none" fo:font-weight="bold"/>
    </style:style>
    <style:style style:name="P106" style:family="paragraph" style:parent-style-name="Standard" style:list-style-name="L21">
      <style:paragraph-properties fo:margin-left="0.9846in" fo:margin-right="0in" fo:text-align="justify" style:justify-single-word="false" fo:text-indent="-0.25in" style:auto-text-indent="false"/>
      <style:text-properties fo:color="#000000"/>
    </style:style>
    <style:style style:name="P107" style:family="paragraph" style:parent-style-name="Standard" style:list-style-name="L21">
      <style:paragraph-properties fo:margin-left="0.9846in" fo:margin-right="0in" fo:text-align="justify" style:justify-single-word="false" fo:text-indent="-0.25in" style:auto-text-indent="false"/>
      <style:text-properties fo:color="#000000" style:font-name="Arial" fo:font-size="11pt" style:text-underline-style="solid" style:text-underline-width="auto" style:text-underline-color="font-color" fo:font-weight="bold"/>
    </style:style>
    <style:style style:name="P108" style:family="paragraph" style:parent-style-name="Standard" style:list-style-name="L21">
      <style:paragraph-properties fo:margin-left="0.9846in" fo:margin-right="0in" fo:text-align="justify" style:justify-single-word="false" fo:text-indent="-0.25in" style:auto-text-indent="false"/>
      <style:text-properties fo:color="#000000" style:font-name="Arial" fo:font-size="11pt"/>
    </style:style>
    <style:style style:name="P109" style:family="paragraph" style:parent-style-name="Standard" style:list-style-name="L21">
      <style:paragraph-properties fo:margin-left="0.9846in" fo:margin-right="0in" fo:text-align="justify" style:justify-single-word="false" fo:text-indent="-0.25in" style:auto-text-indent="false"/>
      <style:text-properties fo:color="#000000" style:font-name="Arial" fo:font-size="11pt" fo:language="none" fo:country="none" style:text-underline-style="solid" style:text-underline-width="auto" style:text-underline-color="font-color" fo:font-weight="bold"/>
    </style:style>
    <style:style style:name="P110" style:family="paragraph" style:parent-style-name="Standard" style:list-style-name="L21">
      <style:paragraph-properties fo:margin-left="0.7346in" fo:margin-right="0in" fo:text-align="justify" style:justify-single-word="false" fo:text-indent="0in" style:auto-text-indent="false"/>
      <style:text-properties fo:color="#000000"/>
    </style:style>
    <style:style style:name="P111" style:family="paragraph" style:parent-style-name="Standard" style:list-style-name="L21">
      <style:paragraph-properties fo:margin-left="0.7346in" fo:margin-right="0in" fo:text-align="justify" style:justify-single-word="false" fo:text-indent="0in" style:auto-text-indent="false"/>
      <style:text-properties fo:color="#000000" style:font-name="Arial" fo:font-size="11pt" fo:language="none" fo:country="none"/>
    </style:style>
    <style:style style:name="P112" style:family="paragraph" style:parent-style-name="Standard" style:list-style-name="L25">
      <style:paragraph-properties fo:margin-left="0in" fo:margin-right="0in" fo:text-align="justify" style:justify-single-word="false" fo:text-indent="0in" style:auto-text-indent="false"/>
      <style:text-properties fo:color="#000000"/>
    </style:style>
    <style:style style:name="P113" style:family="paragraph" style:parent-style-name="Standard" style:list-style-name="L26">
      <style:paragraph-properties fo:margin-left="1.4772in" fo:margin-right="0in" fo:text-align="justify" style:justify-single-word="false" fo:text-indent="-0.25in" style:auto-text-indent="false"/>
      <style:text-properties fo:color="#000000" fo:font-weight="bold"/>
    </style:style>
    <style:style style:name="P114" style:family="paragraph" style:parent-style-name="Standard" style:list-style-name="L26">
      <style:paragraph-properties fo:margin-left="1.4772in" fo:margin-right="0in" fo:text-align="justify" style:justify-single-word="false" fo:text-indent="-0.25in" style:auto-text-indent="false"/>
      <style:text-properties fo:color="#000000" style:text-underline-style="solid" style:text-underline-width="auto" style:text-underline-color="font-color" fo:font-weight="bold"/>
    </style:style>
    <style:style style:name="P115" style:family="paragraph" style:parent-style-name="Standard" style:list-style-name="L27">
      <style:paragraph-properties fo:margin-left="1.4772in" fo:margin-right="0in" fo:text-align="justify" style:justify-single-word="false" fo:text-indent="-0.25in" style:auto-text-indent="false"/>
      <style:text-properties fo:color="#000000"/>
    </style:style>
    <style:style style:name="P116" style:family="paragraph" style:parent-style-name="Standard" style:list-style-name="L33">
      <style:paragraph-properties fo:margin-left="1.4772in" fo:margin-right="0in" fo:text-align="justify" style:justify-single-word="false" fo:text-indent="-0.25in" style:auto-text-indent="false"/>
      <style:text-properties fo:color="#000000"/>
    </style:style>
    <style:style style:name="P117" style:family="paragraph" style:parent-style-name="Standard" style:list-style-name="L28">
      <style:paragraph-properties fo:margin-left="1.4772in" fo:margin-right="0in" fo:text-indent="-0.25in" style:auto-text-indent="false"/>
      <style:text-properties fo:color="#000000" style:font-name="Arial" fo:font-size="11pt"/>
    </style:style>
    <style:style style:name="P118" style:family="paragraph" style:parent-style-name="Standard" style:list-style-name="L33">
      <style:paragraph-properties fo:margin-left="1.4772in" fo:margin-right="0in" fo:text-align="justify" style:justify-single-word="false" fo:text-indent="-0.25in" style:auto-text-indent="false"/>
      <style:text-properties fo:color="#000000" style:font-name="Arial" fo:font-size="11pt" fo:language="none" fo:country="none" style:text-underline-style="none" fo:font-weight="normal"/>
    </style:style>
    <style:style style:name="T1" style:family="text">
      <style:text-properties fo:font-weight="normal"/>
    </style:style>
    <style:style style:name="T2" style:family="text">
      <style:text-properties fo:font-weight="bold"/>
    </style:style>
    <style:style style:name="T3" style:family="text">
      <style:text-properties style:text-underline-style="none" fo:font-weight="normal"/>
    </style:style>
    <style:style style:name="T4" style:family="text">
      <style:text-properties style:text-underline-style="none" fo:font-weight="bold"/>
    </style:style>
    <style:style style:name="T5" style:family="text">
      <style:text-properties style:text-underline-style="solid" style:text-underline-width="auto" style:text-underline-color="font-color"/>
    </style:style>
    <style:style style:name="T6" style:family="text">
      <style:text-properties fo:color="#ff0000"/>
    </style:style>
    <style:style style:name="T7" style:family="text">
      <style:text-properties fo:color="#ff0000" style:text-underline-style="none" fo:font-weight="bold"/>
    </style:style>
    <style:style style:name="T8" style:family="text">
      <style:text-properties style:font-name="Arial" fo:font-size="11pt"/>
    </style:style>
    <style:style style:name="T9" style:family="text">
      <style:text-properties style:font-name="Arial" fo:font-size="11pt" fo:language="none" fo:country="none" style:text-underline-style="solid" style:text-underline-width="auto" style:text-underline-color="font-color" fo:font-weight="bold"/>
    </style:style>
    <style:style style:name="T10" style:family="text">
      <style:text-properties style:font-name="Arial" fo:font-size="11pt" fo:language="none" fo:country="none" fo:font-weight="normal"/>
    </style:style>
    <style:style style:name="T11" style:family="text">
      <style:text-properties style:font-name="Arial" fo:font-size="11pt" fo:language="none" fo:country="none" fo:font-weight="bold"/>
    </style:style>
    <style:style style:name="T12" style:family="text">
      <style:text-properties style:font-name="Arial" fo:font-size="11pt" style:text-underline-style="solid" style:text-underline-width="auto" style:text-underline-color="font-color" fo:font-weight="bold"/>
    </style:style>
    <style:style style:name="T13" style:family="text">
      <style:text-properties style:font-name="Arial" fo:font-size="11pt" fo:font-weight="normal"/>
    </style:style>
    <style:style style:name="T14" style:family="text">
      <style:text-properties style:font-name="Arial" fo:font-size="11pt" fo:font-weight="bold"/>
    </style:style>
    <style:style style:name="T15" style:family="text">
      <style:text-properties fo:language="none" fo:country="none" fo:font-weight="normal"/>
    </style:style>
    <style:style style:name="T16" style:family="text">
      <style:text-properties fo:language="none" fo:country="none" style:text-underline-style="none" fo:font-weight="normal"/>
    </style:style>
    <style:style style:name="T17" style:family="text">
      <style:text-properties fo:language="none" fo:country="none" style:text-underline-style="solid" style:text-underline-width="auto" style:text-underline-color="font-color" fo:font-weight="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text:list-style style: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office:automatic-styles>
  <office:body>
    <office:text text:use-soft-page-breaks="true">
      <text:tracked-changes>
        <text:changed-region text:id="ct135351232">
          <text:insertion>
            <office:change-info>
              <dc:creator>Unknown Author</dc:creator>
              <dc:date>2010-05-10T17:00:00</dc:date>
            </office:change-info>
          </text:insertion>
        </text:changed-region>
        <text:changed-region text:id="ct152903344">
          <text:deletion>
            <office:change-info>
              <dc:creator>Unknown Author</dc:creator>
              <dc:date>2010-05-10T17:00:00</dc:date>
            </office:change-info>
            <text:list xml:id="list619131727" text:style-name="L1">
              <text:list-header>
                <text:p text:style-name="P1">TODO</text:p>
              </text:list-header>
              <text:list-item>
                <text:p text:style-name="P2"/>
              </text:list-item>
            </text:list>
          </text:deletion>
        </text:changed-region>
        <text:changed-region text:id="ct140627544">
          <text:insertion>
            <office:change-info>
              <dc:creator>Unknown Author</dc:creator>
              <dc:date>2010-05-10T16:59:00</dc:date>
            </office:change-info>
          </text:insertion>
        </text:changed-region>
        <text:changed-region text:id="ct152912528">
          <text:insertion>
            <office:change-info>
              <dc:creator>Unknown Author</dc:creator>
              <dc:date>2010-05-10T17:00:00</dc:date>
            </office:change-info>
          </text:insertion>
        </text:changed-region>
        <text:changed-region text:id="ct143267432">
          <text:insertion>
            <office:change-info>
              <dc:creator>Unknown Author</dc:creator>
              <dc:date>2010-05-10T17:01:00</dc:date>
            </office:change-info>
          </text:insertion>
        </text:changed-region>
        <text:changed-region text:id="ct152837224">
          <text:insertion>
            <office:change-info>
              <dc:creator>Unknown Author</dc:creator>
              <dc:date>2010-05-10T17:02:00</dc:date>
            </office:change-info>
          </text:insertion>
        </text:changed-region>
        <text:changed-region text:id="ct151358392">
          <text:format-change>
            <office:change-info>
              <dc:creator>Unknown Author</dc:creator>
              <dc:date>2010-05-10T17:05:00</dc:date>
            </office:change-info>
          </text:format-change>
        </text:changed-region>
        <text:changed-region text:id="ct157025488">
          <text:format-change>
            <office:change-info>
              <dc:creator>Unknown Author</dc:creator>
              <dc:date>2010-05-10T17:16:00</dc:date>
            </office:change-info>
          </text:format-change>
        </text:changed-region>
        <text:changed-region text:id="ct157451544">
          <text:format-change>
            <office:change-info>
              <dc:creator>Unknown Author</dc:creator>
              <dc:date>2010-05-10T17:16:00</dc:date>
            </office:change-info>
          </text:format-change>
        </text:changed-region>
        <text:changed-region text:id="ct156453776">
          <text:format-change>
            <office:change-info>
              <dc:creator>Unknown Author</dc:creator>
              <dc:date>2010-05-10T17:16:00</dc:date>
            </office:change-info>
          </text:format-change>
        </text:changed-region>
        <text:changed-region text:id="ct157429664">
          <text:format-change>
            <office:change-info>
              <dc:creator>Unknown Author</dc:creator>
              <dc:date>2010-05-10T17:16:00</dc:date>
            </office:change-info>
          </text:format-change>
        </text:changed-region>
        <text:changed-region text:id="ct157034320">
          <text:format-change>
            <office:change-info>
              <dc:creator>Unknown Author</dc:creator>
              <dc:date>2010-05-10T17:17:00</dc:date>
            </office:change-info>
          </text:format-change>
        </text:changed-region>
        <text:changed-region text:id="ct153994776">
          <text:format-change>
            <office:change-info>
              <dc:creator>Unknown Author</dc:creator>
              <dc:date>2010-05-10T17:17:00</dc:date>
            </office:change-info>
          </text:format-change>
        </text:changed-region>
        <text:changed-region text:id="ct157132720">
          <text:insertion>
            <office:change-info>
              <dc:creator>Unknown Author</dc:creator>
              <dc:date>2010-05-10T17:17:00</dc:date>
            </office:change-info>
          </text:insertion>
        </text:changed-region>
        <text:changed-region text:id="ct157386576">
          <text:format-change>
            <office:change-info>
              <dc:creator>Unknown Author</dc:creator>
              <dc:date>2010-05-10T17:17:00</dc:date>
            </office:change-info>
          </text:format-change>
        </text:changed-region>
        <text:changed-region text:id="ct153774648">
          <text:deletion>
            <office:change-info>
              <dc:creator>Unknown Author</dc:creator>
              <dc:date>2010-05-10T17:18:00</dc:date>
            </office:change-info>
            <text:p text:style-name="P3"/>
            <text:p text:style-name="P3"/>
          </text:deletion>
        </text:changed-region>
        <text:changed-region text:id="ct157417448">
          <text:deletion>
            <office:change-info>
              <dc:creator>Unknown Author</dc:creator>
              <dc:date>2010-05-10T17:18:00</dc:date>
            </office:change-info>
            <text:p text:style-name="P3"/>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andos Solicitados</text:p>
      <text:p text:style-name="P6"/>
      <text:p text:style-name="P13"/>
      <text:list xml:id="list1734310185" text:style-name="L2">
        <text:list-item>
          <text:p text:style-name="P18">Nombre del comando: invini</text:p>
        </text:list-item>
      </text:list>
      <text:list xml:id="list467904577" text:style-name="L3">
        <text:list-item>
          <text:p text:style-name="P54">Archivos de Input:<text:span text:style-name="T1"> Ninguno.</text:span></text:p>
        </text:list-item>
        <text:list-item>
          <text:p text:style-name="P64"><text:span text:style-name="T2">Archivos de Output:</text:span><text:span text:style-name="T1"> </text:span><text:span text:style-name="T3">Ninguno.</text:span></text:p>
        </text:list-item>
        <text:list-item>
          <text:p text:style-name="P64"><text:span text:style-name="T2">Parámetros:</text:span><text:span text:style-name="T1"> Ninguno.</text:span></text:p>
        </text:list-item>
        <text:list-item>
          <text:p text:style-name="P64"><text:span text:style-name="T2">Opciones:</text:span><text:span text:style-name="T1"> Ninguna.</text:span></text:p>
        </text:list-item>
        <text:list-item>
          <text:p text:style-name="P19">Ejemplos de invocación con distintos parámetros y valores, indicando en que oportunidad es usado y cuál es el resultado previsto:</text:p>
        </text:list-item>
      </text:list>
      <text:list xml:id="list1465925029" text:style-name="L4">
        <text:list-header>
          <text:p text:style-name="P85"/>
          <text:p text:style-name="P86">Sin inicializar previamente el ambiente(primera vez que se ejecuta el invini).</text:p>
        </text:list-header>
      </text:list>
      <text:list xml:id="list1549842884" text:style-name="L3">
        <text:list-header>
          <text:p text:style-name="P87"/>
          <text:p text:style-name="P29">user@Fiuba:~$ . ./invini</text:p>
        </text:list-header>
      </text:list>
      <text:p text:style-name="P4"><text:s text:c="5"/>InicializaciÃ³n de Ambiente Concluida. </text:p>
      <text:p text:style-name="P4"><text:tab/>Ambiente: grupo=/home/user/workspace/7508/TP/trunk/TP/Pruebas/comandos/..</text:p>
      <text:p text:style-name="P4"><text:s text:c="10"/>PATH=/home/user/workspace/7508/TP/trunk/TP/Pruebas/comandos:/sbin:/usr/local/bin :/usr/bin:/bin:/usr/games:/usr/lib/java/bin:/usr/lib/kde4/libexec:/opt/kde3/lib/qt3/bin:/opt/kde3/bin:/usr/lib/qt/bin:/usr/share/texmf/bin:.</text:p>
      <text:p text:style-name="P4">Demonio corriendo bajo el no.: 3226</text:p>
      <text:p text:style-name="P4"/>
      <text:p text:style-name="P65"><text:tab/>Una vez que invini ya fue ejecutado.</text:p>
      <text:list xml:id="list2179795432" text:style-name="L5">
        <text:list-header>
          <text:p text:style-name="P67"/>
          <text:p text:style-name="P30">user@Fiuba:~$ . ./invini</text:p>
        </text:list-header>
      </text:list>
      <text:p text:style-name="P4">InicializaciÃ³n de Ambiente No fue exitosa. El sistema ya esta inicializado.</text:p>
      <text:p text:style-name="P4"/>
      <text:list xml:id="list770636401" text:style-name="L3">
        <text:list-item>
          <text:p text:style-name="P64"><text:span text:style-name="T4">Listado del código del comando: </text:span><text:span text:style-name="T7">TODO: codigo</text:span></text:p>
        </text:list-item>
      </text:list>
      <text:p text:style-name="P4"/>
      <text:p text:style-name="P12"/>
      <text:list xml:id="list526526474" text:style-name="L2">
        <text:list-item>
          <text:p text:style-name="P18">Nombre del comando: startinvonio</text:p>
        </text:list-item>
      </text:list>
      <text:list xml:id="list828914841" text:style-name="L6">
        <text:list-item>
          <text:p text:style-name="P55">Archivos de Input:<text:span text:style-name="T1"> Ninguno.</text:span></text:p>
        </text:list-item>
        <text:list-item>
          <text:p text:style-name="P68"><text:span text:style-name="T2">Archivos de Output:</text:span><text:span text:style-name="T1"> </text:span><text:span text:style-name="T3">Ninguno.</text:span></text:p>
        </text:list-item>
        <text:list-item>
          <text:p text:style-name="P68"><text:span text:style-name="T2">Parámetros:</text:span><text:span text:style-name="T1"> Ninguno.</text:span></text:p>
        </text:list-item>
        <text:list-item>
          <text:p text:style-name="P68"><text:span text:style-name="T2">Opciones:</text:span><text:span text:style-name="T1"> Ninguna.</text:span></text:p>
        </text:list-item>
        <text:list-item>
          <text:p text:style-name="P20">Ejemplos de invocación con distintos parámetros y valores, indicando en que oportunidad es usado y cuál es el resultado previsto:</text:p>
        </text:list-item>
      </text:list>
      <text:list xml:id="list721116569" text:style-name="L7">
        <text:list-header>
          <text:p text:style-name="P91"/>
          <text:p text:style-name="P98">TODO</text:p>
          <text:p text:style-name="P98"/>
        </text:list-header>
      </text:list>
      <text:list xml:id="list853644171" text:style-name="L6">
        <text:list-header>
          <text:p text:style-name="P88">Sin ejecutar el invonio previamente.</text:p>
          <text:p text:style-name="P31">user@Fiuba:~$ ./startinvonio</text:p>
        </text:list-header>
      </text:list>
      <text:p text:style-name="P4">==&gt; Demonio corriendo bajo el NÂº.:&lt;5279&gt;</text:p>
      <text:p text:style-name="P4">===========================================================</text:p>
      <text:p text:style-name="P4">Fecha actual: 20100508</text:p>
      <text:p text:style-name="P4">-------------------------------------------------------</text:p>
      <text:p text:style-name="P4">El nombre del archivo es: 00000001.20100101</text:p>
      <text:p text:style-name="P4">El archivo se coloco en la carpeta de recibidos</text:p>
      <text:p text:style-name="P4">El nombre del archivo es: 00000002.20100215</text:p>
      <text:p text:style-name="P4">El archivo se coloco en la carpeta de recibidos</text:p>
      <text:p text:style-name="P4">El nombre del archivo es: 00000003.20100415</text:p>
      <text:p text:style-name="P4">El archivo se coloco en la carpeta de recibidos</text:p>
      <text:p text:style-name="P4"><text:soft-page-break/>El nombre del archivo es: 00000004.20100215</text:p>
      <text:p text:style-name="P4">El archivo se coloco en la carpeta de recibidos</text:p>
      <text:p text:style-name="P4">El nombre del archivo es: 00000005.20100202</text:p>
      <text:p text:style-name="P4">El archivo se coloco en la carpeta de recibidos</text:p>
      <text:p text:style-name="P4">El PID del comando invreci es: 5311</text:p>
      <text:p text:style-name="P4"/>
      <text:p text:style-name="P4">Inicio de Invreci: Archivos a procesar : &lt;5&gt; </text:p>
      <text:p text:style-name="P4"/>
      <text:p text:style-name="P4">================================================</text:p>
      <text:p text:style-name="P4"/>
      <text:list xml:id="list484641163" text:style-name="L8">
        <text:list-header>
          <text:p text:style-name="P32"/>
        </text:list-header>
      </text:list>
      <text:p text:style-name="P65">Con el proceso invonio ya ejecutandose.</text:p>
      <text:p text:style-name="P4"/>
      <text:list xml:id="list2132714865" text:style-name="L9">
        <text:list-header>
          <text:p text:style-name="P33">user@Fiuba:~$ ./startinvonio</text:p>
        </text:list-header>
      </text:list>
      <text:p text:style-name="P4">Ya existe un proceso invonio corriendo.</text:p>
      <text:p text:style-name="P4"/>
      <text:p text:style-name="P4"/>
      <text:list xml:id="list150860613" text:style-name="L6">
        <text:list-item>
          <text:p text:style-name="P68"><text:span text:style-name="T4">Listado del código del comando: </text:span><text:span text:style-name="T7">TODO: codigo</text:span></text:p>
        </text:list-item>
      </text:list>
      <text:p text:style-name="P4"/>
      <text:p text:style-name="P12"/>
      <text:list xml:id="list650438664" text:style-name="L2">
        <text:list-item>
          <text:p text:style-name="P18">Nombre del comando: stopinvonio</text:p>
        </text:list-item>
      </text:list>
      <text:list xml:id="list233380916" text:style-name="L10">
        <text:list-item>
          <text:p text:style-name="P56">Archivos de Input:<text:span text:style-name="T1"> Ninguno.</text:span></text:p>
        </text:list-item>
        <text:list-item>
          <text:p text:style-name="P69"><text:span text:style-name="T2">Archivos de Output:</text:span><text:span text:style-name="T1"> </text:span><text:span text:style-name="T3">Ninguno.</text:span></text:p>
        </text:list-item>
        <text:list-item>
          <text:p text:style-name="P69"><text:span text:style-name="T2">Parámetros:</text:span><text:span text:style-name="T1"> Ninguno.</text:span></text:p>
        </text:list-item>
        <text:list-item>
          <text:p text:style-name="P69"><text:span text:style-name="T2">Opciones:</text:span><text:span text:style-name="T1"> Ninguna.</text:span></text:p>
        </text:list-item>
        <text:list-item>
          <text:p text:style-name="P21">Ejemplos de invocación con distintos parámetros y valores, indicando en que oportunidad es usado y cuál es el resultado previsto:</text:p>
        </text:list-item>
      </text:list>
      <text:list xml:id="list1844771115" text:style-name="L11">
        <text:list-header>
          <text:p text:style-name="P92"/>
          <text:p text:style-name="P99">TODO</text:p>
        </text:list-header>
      </text:list>
      <text:list xml:id="list542082063" text:style-name="L10">
        <text:list-header>
          <text:p text:style-name="P89">Con el proceso invonio corriendo.</text:p>
          <text:p text:style-name="P34"/>
          <text:p text:style-name="P34">user@Fiuba:~$ ./stopinvonio</text:p>
        </text:list-header>
      </text:list>
      <text:p text:style-name="P4">##################################</text:p>
      <text:p text:style-name="P4"><text:s/>++ SeÃ±al SIGTERM para Invonio ++ </text:p>
      <text:p text:style-name="P4">##################################</text:p>
      <text:p text:style-name="P4">===========================================================</text:p>
      <text:p text:style-name="P4">Fin del proceso invonio NÂº.:&lt;4654&gt;</text:p>
      <text:p text:style-name="P4"/>
      <text:p text:style-name="P65">Con el proceso invonio sin ejecutarse.</text:p>
      <text:p text:style-name="P4"/>
      <text:list xml:id="list550989493" text:style-name="L12">
        <text:list-header>
          <text:p text:style-name="P35">user@Fiuba:~$ ./stopinvonio</text:p>
        </text:list-header>
      </text:list>
      <text:p text:style-name="P4">No existe ningun proceso invonio corriendo.</text:p>
      <text:p text:style-name="P4"/>
      <text:p text:style-name="P4"/>
      <text:list xml:id="list992597399" text:style-name="L10">
        <text:list-item>
          <text:p text:style-name="P69"><text:span text:style-name="T4">Listado del código del comando: </text:span><text:span text:style-name="T7">TODO: codigo</text:span></text:p>
        </text:list-item>
      </text:list>
      <text:p text:style-name="P15"/>
      <text:list xml:id="list1093494082" text:style-name="L2">
        <text:list-item>
          <text:p text:style-name="P70">Nombre del comando: invonio</text:p>
        </text:list-item>
      </text:list>
      <text:list xml:id="list819040693" text:style-name="L13">
        <text:list-item>
          <text:p text:style-name="P57">Archivos de Input:<text:span text:style-name="T1"> </text:span><text:span text:style-name="T3">Los remitos que se encuentran en la carpeta $grupo/arribos.</text:span></text:p>
        </text:list-item>
        <text:list-item>
          <text:p text:style-name="P71"><text:span text:style-name="T2">Archivos de Output: </text:span><text:span text:style-name="T1">Los remitos aceptados se ubican en la carpeta $grupo/recibidos. Los remitos rechazados se colocan en la carpeta $grupo/rechazados.</text:span></text:p>
        </text:list-item>
        <text:list-item>
          <text:p text:style-name="P71"><text:span text:style-name="T2">Parámetros:</text:span><text:span text:style-name="T1"> Ninguno.</text:span></text:p>
        </text:list-item>
        <text:list-item>
          <text:p text:style-name="P71"><text:soft-page-break/><text:span text:style-name="T2">Opciones:</text:span><text:span text:style-name="T1"> Ninguna.</text:span></text:p>
        </text:list-item>
        <text:list-item>
          <text:p text:style-name="P22">Ejemplos de invocación con distintos parámetros y valores, indicando en que oportunidad es usado y cuál es el resultado previsto:</text:p>
        </text:list-item>
      </text:list>
      <text:list xml:id="list1524743049" text:style-name="L4">
        <text:list-header>
          <text:p text:style-name="P85"/>
          <text:p text:style-name="P100">TODO</text:p>
        </text:list-header>
      </text:list>
      <text:list xml:id="list1381972084" text:style-name="L13">
        <text:list-header>
          <text:p text:style-name="P93"/>
          <text:p text:style-name="P90">Sin ejecutar el invonio previamente.</text:p>
        </text:list-header>
      </text:list>
      <text:list xml:id="list1315332266" text:style-name="L14">
        <text:list-header>
          <text:p text:style-name="P36"/>
          <text:p text:style-name="P36">user@Fiuba:~$ ./invonio</text:p>
        </text:list-header>
      </text:list>
      <text:p text:style-name="P4">==&gt; Demonio corriendo bajo el NÂº.:&lt;5279&gt;</text:p>
      <text:p text:style-name="P4">===========================================================</text:p>
      <text:p text:style-name="P4">Fecha actual: 20100508</text:p>
      <text:p text:style-name="P4">-------------------------------------------------------</text:p>
      <text:p text:style-name="P4">El nombre del archivo es: 00000001.20100101</text:p>
      <text:p text:style-name="P4">El archivo se coloco en la carpeta de recibidos</text:p>
      <text:p text:style-name="P4">El nombre del archivo es: 00000002.20100215</text:p>
      <text:p text:style-name="P4">El archivo se coloco en la carpeta de recibidos</text:p>
      <text:p text:style-name="P4">El nombre del archivo es: 00000003.20100415</text:p>
      <text:p text:style-name="P4">El archivo se coloco en la carpeta de recibidos</text:p>
      <text:p text:style-name="P4">El nombre del archivo es: 00000004.20100215</text:p>
      <text:p text:style-name="P4">El archivo se coloco en la carpeta de recibidos</text:p>
      <text:p text:style-name="P4">El nombre del archivo es: 00000005.20100202</text:p>
      <text:p text:style-name="P4">El archivo se coloco en la carpeta de recibidos</text:p>
      <text:p text:style-name="P4">El PID del comando invreci es: 5311</text:p>
      <text:p text:style-name="P4"/>
      <text:p text:style-name="P4">Inicio de Invreci: Archivos a procesar : &lt;5&gt; </text:p>
      <text:p text:style-name="P4"/>
      <text:p text:style-name="P4">================================================</text:p>
      <text:p text:style-name="P4"/>
      <text:p text:style-name="P65">Con el proceso invonio ya ejecutandose.</text:p>
      <text:p text:style-name="P4"/>
      <text:list xml:id="list747675710" text:style-name="L15">
        <text:list-header>
          <text:p text:style-name="P37">user@Fiuba:~$ ./invonio</text:p>
        </text:list-header>
      </text:list>
      <text:p text:style-name="P4">Ya existe un proceso invonio corriendo.</text:p>
      <text:p text:style-name="P4"/>
      <text:p text:style-name="P4"/>
      <text:p text:style-name="P4"/>
      <text:list xml:id="list1229387081" text:style-name="L13">
        <text:list-item>
          <text:p text:style-name="P71"><text:span text:style-name="T4">Listado del código del comando: </text:span><text:span text:style-name="T7">TODO: codigo</text:span></text:p>
        </text:list-item>
      </text:list>
      <text:p text:style-name="P4"/>
      <text:p text:style-name="P13"/>
      <text:list xml:id="list1481656501" text:style-name="L2">
        <text:list-item>
          <text:p text:style-name="P18">Nombre del comando: invreci</text:p>
        </text:list-item>
      </text:list>
      <text:list xml:id="list1800859304" text:style-name="L16">
        <text:list-item>
          <text:p text:style-name="P58">Archivos de Input:<text:span text:style-name="T1"> Los remitos procesados por invonio, que se encuentran en la carpeta $grupo/recibidos. Las ordenes de compra global, que se encuentran en la carpeta $grupo/oc.</text:span></text:p>
        </text:list-item>
        <text:list-item>
          <text:p text:style-name="P72"><text:span text:style-name="T2">Archivos de Output:</text:span><text:span text:style-name="T1"> Los remitos</text:span><text:span text:style-name="T3"> aceptados se colocan en la carpeta $grupo/yarecibidos con la extensión aproc. Los remitos rechazados se los ubica en la carpeta $grupo/rechazados.</text:span></text:p>
        </text:list-item>
        <text:list-item>
          <text:p text:style-name="P75"><text:span text:style-name="T2">Parámetros:</text:span><text:span text:style-name="T1"> Ninguno.</text:span></text:p>
        </text:list-item>
        <text:list-item>
          <text:p text:style-name="P75"><text:span text:style-name="T2">Opciones:</text:span><text:span text:style-name="T1"> Ninguna.</text:span></text:p>
        </text:list-item>
        <text:list-item>
          <text:p text:style-name="P23">Ejemplos de invocación con distintos parámetros y valores, indicando en que oportunidad es usado y cuál es el resultado previsto:</text:p>
        </text:list-item>
      </text:list>
      <text:p text:style-name="P4"/>
      <text:list xml:id="list1299244750" text:style-name="L17">
        <text:list-header>
          <text:p text:style-name="P76"/>
          <text:p text:style-name="P101"/>
          <text:p text:style-name="P101"/>
          <text:p text:style-name="P101"><text:soft-page-break/></text:p>
          <text:p text:style-name="P101"/>
          <text:p text:style-name="P101"/>
        </text:list-header>
      </text:list>
      <text:p text:style-name="P11"/>
      <text:list xml:id="list1925825171" text:style-name="L17">
        <text:list-item>
          <text:p text:style-name="P101">TODO</text:p>
        </text:list-item>
      </text:list>
      <text:list xml:id="list2116233311" text:style-name="L16">
        <text:list-header>
          <text:p text:style-name="P38">user@Fiuba:~$ . /invreci</text:p>
        </text:list-header>
      </text:list>
      <text:p text:style-name="P4">Inicio de Invreci: Archivos a procesar : &lt;5&gt; </text:p>
      <text:p text:style-name="P4"/>
      <text:p text:style-name="P4">================================================</text:p>
      <text:p text:style-name="P4">Archivo a procesar: &lt;00000001.20100101&gt;</text:p>
      <text:p text:style-name="P4"/>
      <text:p text:style-name="P4">--------------------------------------</text:p>
      <text:p text:style-name="P4">Se valida el siguiente registro : 000000;0000000001;2;10;12345.6;20100101;Algun_lugar;Desconocido;00000000001;Aseguradora</text:p>
      <text:p text:style-name="P4">El registro de orden de compra es: 000000;20100101;00000000001;ABIERTA;LuCaS;01/01/2010 15:20:00</text:p>
      <text:p text:style-name="P4">Se acepta el registro</text:p>
      <text:p text:style-name="P4">--------------------------------------</text:p>
      <text:p text:style-name="P4">Se valida el siguiente registro : 000000;0000000002;3;7;98452.12;20100101;Algun_lugar;Desconocido;00000000001;Aseguradora</text:p>
      <text:p text:style-name="P4">El registro de orden de compra es: 000000;20100101;00000000001;ABIERTA;LuCaS;01/01/2010 15:20:00</text:p>
      <text:p text:style-name="P4">Se acepta el registro</text:p>
      <text:p text:style-name="P4">--------------------------------------</text:p>
      <text:p text:style-name="P4">Se valida el siguiente registro : 000000;0000000002;1;2;01236.21;20100101;Algun_lugar;Desconocido;00000000001;Aseguradora</text:p>
      <text:p text:style-name="P4">El registro de orden de compra es: 000000;20100101;00000000001;ABIERTA;LuCaS;01/01/2010 15:20:00</text:p>
      <text:p text:style-name="P4">Se acepta el registro</text:p>
      <text:p text:style-name="P4">--------------------------------------</text:p>
      <text:p text:style-name="P4"/>
      <text:p text:style-name="P4"/>
      <text:p text:style-name="P4">Resumen del procesamiento del remito:</text:p>
      <text:p text:style-name="P4"/>
      <text:p text:style-name="P4"><text:s text:c="9"/>-Remito Aceptado:&lt;00000001.20100101&gt; </text:p>
      <text:p text:style-name="P4"><text:s text:c="9"/>-Cantidad de Registros Leidos: 3 </text:p>
      <text:p text:style-name="P4"><text:s text:c="9"/>-Cantidad de Registros Aceptados: 3 </text:p>
      <text:p text:style-name="P4"><text:s text:c="9"/>-Cantidad Registros Rechazados por Orden de Compra Cerrada: 0 </text:p>
      <text:p text:style-name="P4"><text:s text:c="9"/>-Cantidad De Registros Rechazados por Orden de Compra Inexistente: 0 </text:p>
      <text:p text:style-name="P4"><text:s text:c="9"/>-Cantidad de Registros Rechazados por Otros Motivos: 0</text:p>
      <text:p text:style-name="P4"/>
      <text:p text:style-name="P4"><text:span text:style-name="T5">Si no hay archivos para procesar.</text:span> </text:p>
      <text:p text:style-name="P4"/>
      <text:list xml:id="list785822168" text:style-name="L18">
        <text:list-header>
          <text:p text:style-name="P39">user@Fiuba:~$ . /invreci</text:p>
          <text:p text:style-name="P77"/>
        </text:list-header>
      </text:list>
      <text:p text:style-name="P4">Inicio de Invreci: Archivos a procesar : &lt;0&gt; </text:p>
      <text:list xml:id="list99753757" text:continue-numbering="true" text:style-name="L18">
        <text:list-header>
          <text:p text:style-name="P77"/>
          <text:p text:style-name="P77">No existen archivos para procesar, se suspende la ejecucion de invreci</text:p>
          <text:p text:style-name="P77"/>
          <text:p text:style-name="P66">Si ya se estaba ejecutando el comando invreci.</text:p>
          <text:p text:style-name="P66"/>
          <text:p text:style-name="P39">user@Fiuba:~$ . /invreci</text:p>
          <text:p text:style-name="P39"/>
          <text:p text:style-name="P39"><text:soft-page-break/>Ya existe un proceso invreci corriendo, se termina la ejecucion.</text:p>
        </text:list-header>
      </text:list>
      <text:list xml:id="list1284905611" text:style-name="L19">
        <text:list-header>
          <text:p text:style-name="P78"/>
        </text:list-header>
      </text:list>
      <text:p text:style-name="P4"/>
      <text:list xml:id="list531108325" text:style-name="L16">
        <text:list-item>
          <text:p text:style-name="P75"><text:span text:style-name="T4">Listado del código del comando: </text:span><text:span text:style-name="T7">TODO: codigo</text:span></text:p>
        </text:list-item>
      </text:list>
      <text:p text:style-name="P4"/>
      <text:p text:style-name="P13"/>
      <text:list xml:id="list1481630917" text:style-name="L2">
        <text:list-item>
          <text:p text:style-name="P18">Nombre del comando: remioc</text:p>
        </text:list-item>
      </text:list>
      <text:list xml:id="list1797223498" text:style-name="L20">
        <text:list-item>
          <text:p text:style-name="P59">Archivos de Input:<text:span text:style-name="T1"> Los remitos</text:span><text:span text:style-name="T3"> aceptados que se encuentran en la carpeta $grupo/yarecibidos con la extensión aproc. Las ordenes de compra global y detalle, que se encuentran en la carpeta $grupo/oc. </text:span></text:p>
        </text:list-item>
        <text:list-item>
          <text:p text:style-name="P73"><text:span text:style-name="T2">Archivos de Output:</text:span><text:span text:style-name="T1"> Luego del procesamiento a los remito se les cambia la extensión a proc. y se los coloca en la carpeta $grupo/aceptados.</text:span></text:p>
          <text:p text:style-name="P73">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73">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ext:p text:style-name="P73"/>
        </text:list-item>
        <text:list-item>
          <text:p text:style-name="P79"><text:span text:style-name="T2">Parámetros: </text:span><text:span text:style-name="T1">El ingreso de estos parámetros no tiene un orden; pudiéndose ingresar solo uno de ellos, como ambos.</text:span></text:p>
        </text:list-item>
      </text:list>
      <text:list xml:id="list1095333894" text:style-name="L21">
        <text:list-item>
          <text:p text:style-name="P106"><text:span text:style-name="T9">Parámetro 1 (opcional):</text:span><text:span text:style-name="T10"> </text:span><text:span text:style-name="T11">Orden</text:span><text:span text:style-name="T10"> / órdenes de compra se quieren conciliar contra el universo de los remitos aceptados a procesar.</text:span></text:p>
          <text:p text:style-name="P110"/>
        </text:list-item>
        <text:list-item>
          <text:p text:style-name="P106"><text:span text:style-name="T12">Parámetro 2 (opcional):</text:span><text:span text:style-name="T13"> <text:s/>R</text:span><text:span text:style-name="T10">emito / remitos aceptados se quieren conciliar. </text:span></text:p>
        </text:list-item>
      </text:list>
      <text:list xml:id="list706074065" text:style-name="L20">
        <text:list-item>
          <text:p text:style-name="P79"><text:span text:style-name="T2">Opciones:</text:span><text:span text:style-name="T1"> Ninguna.</text:span></text:p>
        </text:list-item>
        <text:list-item>
          <text:p text:style-name="P24">Ejemplos de invocación con distintos parámetros y valores, indicando en que oportunidad es usado y cuál es el resultado previsto:</text:p>
          <text:p text:style-name="P79"/>
          <text:p text:style-name="P79"/>
          <text:p text:style-name="P102">TODO</text:p>
          <text:p text:style-name="P102">Invocacion sin parametros; procesa todos los remitos disponibles.</text:p>
          <text:p text:style-name="P40">user@Fiuba:~$ ./remioc</text:p>
          <text:p text:style-name="P40">Este comando escribe en el log, se muestra la salida que se vuelca en el mismo.</text:p>
        </text:list-item>
      </text:list>
      <text:p text:style-name="P4">2010/05/08 22:48:37 &lt;I&gt; Inicio de remioc:</text:p>
      <text:p text:style-name="P4">2010/05/08 22:48:37 &lt;I&gt; Remito disponible: 00000001.000000.aproc</text:p>
      <text:p text:style-name="P4">2010/05/08 22:48:37 &lt;I&gt; Remito disponible: 00000002.000001.aproc</text:p>
      <text:p text:style-name="P4">2010/05/08 22:48:37 &lt;I&gt; Remito disponible: 00000003.000001.aproc</text:p>
      <text:p text:style-name="P4">2010/05/08 22:48:37 &lt;I&gt; Remito disponible: 00000004.123456.aproc</text:p>
      <text:p text:style-name="P4">2010/05/08 22:48:37 &lt;I&gt; Remito disponible: 00000002.000001.aproc</text:p>
      <text:p text:style-name="P4">2010/05/08 22:48:37 &lt;I&gt; Remito disponible: 00000003.000001.aproc</text:p>
      <text:p text:style-name="P4">2010/05/08 22:48:37 &lt;I&gt; Remito disponible: 00000004.123460.aproc</text:p>
      <text:p text:style-name="P4">2010/05/08 22:48:37 &lt;I&gt; Remito disponible: 00000005.123461.aproc</text:p>
      <text:p text:style-name="P4">2010/05/08 22:48:37 &lt;I&gt; ConciliaciÃ³n de la orden de compra 000000 000001 123456 000001 123460 123461.</text:p>
      <text:p text:style-name="P4">2010/05/08 22:48:42 &lt;I&gt; Remito elegido: 00000005.123461.aproc</text:p>
      <text:p text:style-name="P4">2010/05/08 22:48:42 &lt;I&gt; Renombrando aceptados/00000005.123461.aproc a aceptados/00000005.123461.proc</text:p>
      <text:p text:style-name="P4"/>
      <text:list xml:id="list180064402" text:style-name="L22">
        <text:list-header>
          <text:p text:style-name="P103">Invocacion con parametros.</text:p>
          <text:p text:style-name="P94"><text:soft-page-break/></text:p>
        </text:list-header>
      </text:list>
      <text:list xml:id="list1762912538" text:style-name="L23">
        <text:list-header>
          <text:p text:style-name="P41">user@Fiuba:~$ ./remioc [parametros]</text:p>
          <text:p text:style-name="P41">Nota: Parametros es un valor numerico de 6 a 8 caracteres y pueden ser de 0 a N parametros.</text:p>
          <text:p text:style-name="P41">user@Fiuba:~$ ./remioc 000000 000001</text:p>
          <text:p text:style-name="P41">Este comando escribe en el log, se muestra la salida que se vuelca en el mismo.</text:p>
        </text:list-header>
      </text:list>
      <text:p text:style-name="P4">2010/05/10 10:31:59 &lt;I&gt; Inicio de remioc: 000000 000001</text:p>
      <text:p text:style-name="P4">2010/05/10 10:31:59 &lt;I&gt; Remito disponible: 00000001.000000.aproc</text:p>
      <text:p text:style-name="P4">2010/05/10 10:31:59 &lt;I&gt; Remito disponible: 00000002.000001.aproc</text:p>
      <text:p text:style-name="P4">2010/05/10 10:31:59 &lt;I&gt; Remito disponible: 00000003.000001.aproc</text:p>
      <text:p text:style-name="P4">2010/05/10 10:31:59 &lt;I&gt; ConciliaciÃ³n de la orden de compra 000000 000001.</text:p>
      <text:p text:style-name="P4">2010/05/10 10:33:24 &lt;I&gt; Remito elegido: 00000001.000000.aproc</text:p>
      <text:p text:style-name="P4">2010/05/10 10:33:24 &lt;I&gt; Renombrando aceptados/00000001.000000.aproc a aceptados/00000001.000000.proc</text:p>
      <text:p text:style-name="P4"/>
      <text:p text:style-name="P65">Invocacion con parametros invalidos.</text:p>
      <text:p text:style-name="P4"/>
      <text:list xml:id="list960515329" text:style-name="L24">
        <text:list-header>
          <text:p text:style-name="P42">user@Fiuba:~$ ./remioc 00000 aaa000</text:p>
          <text:p text:style-name="P80">Error: '00000', no identifica una orden de compra o remito.</text:p>
        </text:list-header>
      </text:list>
      <text:p text:style-name="P4">Este comando escribe en el log, se muestra la salida que se vuelca en el mismo.</text:p>
      <text:p text:style-name="P4">2010/05/10 10:36:32 &lt;I&gt; Inicio de remioc: 00000 aaa000</text:p>
      <text:p text:style-name="P4">2010/05/10 10:36:32 &lt;E&gt; Error: 00000, no identifica una orden de compra o remito.</text:p>
      <text:list xml:id="list160282312" text:style-name="L20">
        <text:list-item>
          <text:p text:style-name="P79"><text:span text:style-name="T4">Listado del código del comando: </text:span><text:span text:style-name="T7">TODO: codigo </text:span></text:p>
        </text:list-item>
      </text:list>
      <text:p text:style-name="P4"/>
      <text:p text:style-name="P12"/>
      <text:list xml:id="list91708338" text:style-name="L2">
        <text:list-item>
          <text:p text:style-name="P84">Nombre del comando: occtrl</text:p>
        </text:list-item>
      </text:list>
      <text:list xml:id="list1318538922" text:style-name="L4">
        <text:list-item>
          <text:p text:style-name="P60">Archivos de Input: <text:span text:style-name="T1">Las ordenes de compra global y detalles, que se encuentran en la carpeta $grupo/oc.</text:span></text:p>
        </text:list-item>
        <text:list-item>
          <text:p text:style-name="P74"><text:span text:style-name="T2">Archivos de Output: </text:span><text:span text:style-name="T1">Archivo con el resultado del comando; puede ser un archivo especifico o salida standard.</text:span></text:p>
        </text:list-item>
        <text:list-item>
          <text:p text:style-name="P81"><text:span text:style-name="T2">Parámetros:</text:span><text:span text:style-name="T1"> </text:span></text:p>
        </text:list-item>
      </text:list>
      <text:list xml:id="list871302412" text:style-name="L21">
        <text:list-item>
          <text:p text:style-name="P106"><text:span text:style-name="T9">Parámetro 1 (opcional):</text:span><text:span text:style-name="T10"> El parámetro permite definir el formato de salida.</text:span></text:p>
          <text:p text:style-name="P110"/>
        </text:list-item>
        <text:list-item>
          <text:p text:style-name="P106"><text:span text:style-name="T12">Parámetro 2 (opcional):</text:span><text:span text:style-name="T13"> El parámetro permite definir </text:span><text:span text:style-name="T10">que ordenes de compra se quieren controlar (todas, por rango, especifica)</text:span></text:p>
        </text:list-item>
      </text:list>
      <text:list xml:id="list1366041168" text:style-name="L25">
        <text:list-header>
          <text:p text:style-name="P112"/>
        </text:list-header>
      </text:list>
      <text:list xml:id="list168819656" text:style-name="L4">
        <text:list-item>
          <text:p text:style-name="P61">Opciones:</text:p>
        </text:list-item>
      </text:list>
      <text:list xml:id="list982761215" text:style-name="L21">
        <text:list-item>
          <text:p text:style-name="P106"><text:span text:style-name="T9">Parámetro 1 (opcional):</text:span><text:span text:style-name="T10"> </text:span></text:p>
        </text:list-item>
      </text:list>
      <text:list xml:id="list201293801" text:style-name="L26">
        <text:list-item>
          <text:p text:style-name="P113"><text:span text:style-name="T8">-f : </text:span><text:span text:style-name="T13">Se ingresa el nombre del archivo en el que se desea guardar el informe.</text:span></text:p>
        </text:list-item>
        <text:list-item>
          <text:p text:style-name="P113"><text:span text:style-name="T8">-std : </text:span><text:span text:style-name="T13">El informe se mostrara por salida standard.</text:span></text:p>
        </text:list-item>
        <text:list-item>
          <text:p text:style-name="P113"><text:span text:style-name="T8">-b : </text:span><text:span text:style-name="T13">Habilita ambas salidas.</text:span></text:p>
          <text:p text:style-name="P114"/>
        </text:list-item>
      </text:list>
      <text:list xml:id="list1283942220" text:style-name="L21">
        <text:list-item>
          <text:p text:style-name="P107">Parámetro 2 (opcional):</text:p>
        </text:list-item>
      </text:list>
      <text:list xml:id="list2090463362" text:style-name="L27">
        <text:list-item>
          <text:p text:style-name="P115"><text:span text:style-name="T14">-all:</text:span><text:span text:style-name="T13"> Es el parámetro por defecto. El rango mínimo es 0 y el rango máximo es 999999.</text:span></text:p>
        </text:list-item>
        <text:list-item>
          <text:p text:style-name="P115"><text:span text:style-name="T14">-range:</text:span><text:span text:style-name="T13"> Se ingresa un mínimo y un máximo para determinar un rango.</text:span></text:p>
        </text:list-item>
        <text:list-item>
          <text:p text:style-name="P115"><text:span text:style-name="T14">-single:</text:span><text:span text:style-name="T13"> Se ingresa el número de una orden de compra a buscar.</text:span></text:p>
        </text:list-item>
      </text:list>
      <text:list xml:id="list2033108779" text:style-name="L28">
        <text:list-header>
          <text:p text:style-name="P117"/>
        </text:list-header>
      </text:list>
      <text:list xml:id="list1244172510" text:style-name="L4">
        <text:list-item>
          <text:p text:style-name="P25">Ejemplos de invocación con distintos parámetros y valores, indicando en que oportunidad es usado y cuál es el resultado previsto:</text:p>
          <text:p text:style-name="P81"/>
          <text:p text:style-name="P100">TODO</text:p>
          <text:p text:style-name="P100"><text:soft-page-break/></text:p>
          <text:p text:style-name="P85"/>
        </text:list-item>
        <text:list-item>
          <text:p text:style-name="P85"/>
        </text:list-item>
        <text:list-item>
          <text:p text:style-name="P85"/>
        </text:list-item>
        <text:list-item>
          <text:p text:style-name="P85">Invocacion sin parametros, se utilizan los parametros por defecto(salida estandar y todas las ordenes de compra)</text:p>
          <text:p text:style-name="P43">user@Fiuba:~$ ./occtrl</text:p>
          <text:p text:style-name="P43"><text:s/>Estado de la orden <text:s text:c="4"/>: ABIERTA </text:p>
          <text:p text:style-name="P43"><text:s/>Orden de compra numero : 000000 </text:p>
          <text:p text:style-name="P43"><text:s/>Grado de cumplimiento <text:s/>: 0.00 </text:p>
          <text:p text:style-name="P43"><text:s/>Fecha de OC <text:s text:c="11"/>: 20100101 </text:p>
          <text:p text:style-name="P43"><text:s/>Pendiente <text:s text:c="13"/>: 6 </text:p>
          <text:p text:style-name="P43"><text:s/>Proveedor <text:s text:c="13"/>: 00000000001 </text:p>
          <text:p text:style-name="P43"/>
          <text:p text:style-name="P43"><text:s/>Estado de la orden <text:s text:c="4"/>: ABIERTA </text:p>
          <text:p text:style-name="P43"><text:s/>Orden de compra numero : 000001 </text:p>
          <text:p text:style-name="P43"><text:s/>Grado de cumplimiento <text:s/>: 0.00 </text:p>
          <text:p text:style-name="P43"><text:s/>Fecha de OC <text:s text:c="11"/>: 20100102 </text:p>
          <text:p text:style-name="P43"><text:s/>Pendiente <text:s text:c="13"/>: 5 </text:p>
          <text:p text:style-name="P43"><text:s/>Proveedor <text:s text:c="13"/>: 00000000002 </text:p>
          <text:p text:style-name="P43"/>
          <text:p text:style-name="P43"><text:s/>Estado de la orden <text:s text:c="4"/>: ABIERTA </text:p>
          <text:p text:style-name="P43"><text:s/>Orden de compra numero : 000002 </text:p>
          <text:p text:style-name="P43"><text:s/>Grado de cumplimiento <text:s/>: 0.00 </text:p>
          <text:p text:style-name="P43"><text:s/>Fecha de OC <text:s text:c="11"/>: 20100205 </text:p>
          <text:p text:style-name="P43"><text:s/>Pendiente <text:s text:c="13"/>: 8 </text:p>
          <text:p text:style-name="P43"><text:s/>Proveedor <text:s text:c="13"/>: 00000000003 </text:p>
          <text:p text:style-name="P43"/>
          <text:p text:style-name="P43"><text:s/>Estado de la orden <text:s text:c="4"/>: ABIERTA </text:p>
          <text:p text:style-name="P43"><text:s/>Orden de compra numero : 123456 </text:p>
          <text:p text:style-name="P43"><text:s/>Grado de cumplimiento <text:s/>: 42.86 </text:p>
          <text:p text:style-name="P43"><text:s/>Fecha de OC <text:s text:c="11"/>: 20100210 </text:p>
          <text:p text:style-name="P43"><text:s/>Pendiente <text:s text:c="13"/>: 8 </text:p>
          <text:p text:style-name="P43"><text:s/>Proveedor <text:s text:c="13"/>: 30324567820 </text:p>
          <text:p text:style-name="P43"/>
          <text:p text:style-name="P43"><text:s/>Estado de la orden <text:s text:c="4"/>: ABIERTA </text:p>
          <text:p text:style-name="P43"><text:s/>Orden de compra numero : 123460 </text:p>
          <text:p text:style-name="P43"><text:s/>Grado de cumplimiento <text:s/>: 25.00 </text:p>
          <text:p text:style-name="P43"><text:s/>Fecha de OC <text:s text:c="11"/>: 20100210 </text:p>
          <text:p text:style-name="P43"><text:s/>Pendiente <text:s text:c="13"/>: 6 </text:p>
          <text:p text:style-name="P43"><text:s/>Proveedor <text:s text:c="13"/>: 30324567891 </text:p>
          <text:p text:style-name="P43"/>
          <text:p text:style-name="P43"><text:s/>Estado de la orden <text:s text:c="4"/>: ABIERTA </text:p>
          <text:p text:style-name="P43"><text:s/>Orden de compra numero : 123461 </text:p>
          <text:p text:style-name="P43"><text:s/>Grado de cumplimiento <text:s/>: 22.73 </text:p>
          <text:p text:style-name="P43"><text:s/>Fecha de OC <text:s text:c="11"/>: 20100210 </text:p>
          <text:p text:style-name="P43"><text:s/>Pendiente <text:s text:c="13"/>: 34 </text:p>
          <text:p text:style-name="P43"><text:s/>Proveedor <text:s text:c="13"/>: 30324567891 </text:p>
          <text:p text:style-name="P43"/>
          <text:p text:style-name="P43">Invocacion con parametros.</text:p>
          <text:p text:style-name="P43">user@Fiuba:~$ ./occtrl -f salida -all</text:p>
          <text:p text:style-name="P43">user@Fiuba:~$ cat salida </text:p>
          <text:p text:style-name="P43"><text:s/>Orden de compra numero : 000000 </text:p>
          <text:p text:style-name="P43"><text:soft-page-break/><text:s/>Grado de cumplimiento <text:s/>: 0.00 </text:p>
          <text:p text:style-name="P43"><text:s/>Fecha de OC <text:s text:c="11"/>: 20100101 </text:p>
          <text:p text:style-name="P43"><text:s/>Pendiente <text:s text:c="13"/>: 6 </text:p>
          <text:p text:style-name="P43"><text:s/>Proveedor <text:s text:c="13"/>: 00000000001 </text:p>
          <text:p text:style-name="P43"><text:s/>Orden de compra numero : 000001 </text:p>
          <text:p text:style-name="P43"><text:s/>Grado de cumplimiento <text:s/>: 0.00 </text:p>
          <text:p text:style-name="P43"><text:s/>Fecha de OC <text:s text:c="11"/>: 20100102 </text:p>
          <text:p text:style-name="P43"><text:s/>Pendiente <text:s text:c="13"/>: 5 </text:p>
          <text:p text:style-name="P43"><text:s/>Proveedor <text:s text:c="13"/>: 00000000002 </text:p>
          <text:p text:style-name="P43"><text:s/>Orden de compra numero : 000002 </text:p>
          <text:p text:style-name="P43"><text:s/>Grado de cumplimiento <text:s/>: 0.00 </text:p>
          <text:p text:style-name="P43"><text:s/>Fecha de OC <text:s text:c="11"/>: 20100205 </text:p>
          <text:p text:style-name="P43"><text:s/>Pendiente <text:s text:c="13"/>: 8 </text:p>
          <text:p text:style-name="P43"><text:s/>Proveedor <text:s text:c="13"/>: 00000000003 </text:p>
          <text:p text:style-name="P43"><text:s/>Orden de compra numero : 123456 </text:p>
          <text:p text:style-name="P43"><text:s/>Grado de cumplimiento <text:s/>: 42.86 </text:p>
          <text:p text:style-name="P43"><text:s/>Fecha de OC <text:s text:c="11"/>: 20100210 </text:p>
          <text:p text:style-name="P43"><text:s/>Pendiente <text:s text:c="13"/>: 8 </text:p>
          <text:p text:style-name="P43"><text:s/>Proveedor <text:s text:c="13"/>: 30324567820 </text:p>
          <text:p text:style-name="P43"><text:s/>Orden de compra numero : 123460 </text:p>
          <text:p text:style-name="P43"><text:s/>Grado de cumplimiento <text:s/>: 25.00 </text:p>
          <text:p text:style-name="P43"><text:s/>Fecha de OC <text:s text:c="11"/>: 20100210 </text:p>
          <text:p text:style-name="P43"><text:s/>Pendiente <text:s text:c="13"/>: 6 </text:p>
          <text:p text:style-name="P43"><text:s/>Proveedor <text:s text:c="13"/>: 30324567891 </text:p>
          <text:p text:style-name="P43"><text:s/>Orden de compra numero : 123461 </text:p>
          <text:p text:style-name="P43"><text:s/>Grado de cumplimiento <text:s/>: 22.73 </text:p>
          <text:p text:style-name="P43"><text:s/>Fecha de OC <text:s text:c="11"/>: 20100210 </text:p>
          <text:p text:style-name="P43"><text:s/>Pendiente <text:s text:c="13"/>: 34 </text:p>
          <text:p text:style-name="P43"><text:s/>Proveedor <text:s text:c="13"/>: 30324567891 </text:p>
          <text:p text:style-name="P43"/>
        </text:list-item>
      </text:list>
      <text:list xml:id="list1133875132" text:style-name="L29">
        <text:list-header>
          <text:p text:style-name="P44">user@Fiuba:~$ ./occtrl -b salida -single 123461</text:p>
        </text:list-header>
      </text:list>
      <text:p text:style-name="P10"><text:s/>Estado de la orden <text:s text:c="4"/>: ABIERTA </text:p>
      <text:p text:style-name="P10"><text:s/>Orden de compra numero : 123461 </text:p>
      <text:p text:style-name="P10"><text:s/>Grado de cumplimiento <text:s/>: 22.73 </text:p>
      <text:p text:style-name="P10"><text:s/>Fecha de OC <text:s text:c="11"/>: 20100210 </text:p>
      <text:p text:style-name="P10"><text:s/>Pendiente <text:s text:c="13"/>: 34 </text:p>
      <text:p text:style-name="P10"><text:s/>Proveedor <text:s text:c="13"/>: 30324567891</text:p>
      <text:list xml:id="list1738625225" text:style-name="L30">
        <text:list-header>
          <text:p text:style-name="P45">user@Fiuba:~$ cat salida1</text:p>
          <text:p text:style-name="P95">Orden de compra numero : 123461 </text:p>
          <text:p text:style-name="P95"><text:s/>Grado de cumplimiento <text:s/>: 22.73 </text:p>
          <text:p text:style-name="P95"><text:s/>Fecha de OC <text:s text:c="11"/>: 20100210 </text:p>
          <text:p text:style-name="P95"><text:s/>Pendiente <text:s text:c="13"/>: 34 </text:p>
          <text:p text:style-name="P95"><text:s/>Proveedor <text:s text:c="13"/>: 30324567891</text:p>
          <text:p text:style-name="P45"/>
          <text:p text:style-name="P45">user@Fiuba:~$ ./occtrl -std -range 123456 123461</text:p>
          <text:p text:style-name="P45">Estado de la orden <text:s text:c="4"/>: ABIERTA </text:p>
          <text:p text:style-name="P45"><text:s/>Orden de compra numero : 123456 </text:p>
          <text:p text:style-name="P45"><text:s/>Grado de cumplimiento <text:s/>: 42.86 </text:p>
          <text:p text:style-name="P45"><text:s/>Fecha de OC <text:s text:c="11"/>: 20100210 </text:p>
          <text:p text:style-name="P45"><text:s/>Pendiente <text:s text:c="13"/>: 8 </text:p>
          <text:p text:style-name="P45"><text:s/>Proveedor <text:s text:c="13"/>: 30324567820 </text:p>
          <text:p text:style-name="P45"/>
          <text:p text:style-name="P45"><text:soft-page-break/><text:s/>Estado de la orden <text:s text:c="4"/>: ABIERTA </text:p>
          <text:p text:style-name="P45"><text:s/>Orden de compra numero : 123460 </text:p>
          <text:p text:style-name="P45"><text:s/>Grado de cumplimiento <text:s/>: 25.00 </text:p>
          <text:p text:style-name="P45"><text:s/>Fecha de OC <text:s text:c="11"/>: 20100210 </text:p>
          <text:p text:style-name="P45"><text:s/>Pendiente <text:s text:c="13"/>: 6 </text:p>
          <text:p text:style-name="P45"><text:s/>Proveedor <text:s text:c="13"/>: 30324567891 </text:p>
          <text:p text:style-name="P45"/>
          <text:p text:style-name="P45"><text:s/>Estado de la orden <text:s text:c="4"/>: ABIERTA </text:p>
          <text:p text:style-name="P45"><text:s/>Orden de compra numero : 123461 </text:p>
          <text:p text:style-name="P45"><text:s/>Grado de cumplimiento <text:s/>: 22.73 </text:p>
          <text:p text:style-name="P45"><text:s/>Fecha de OC <text:s text:c="11"/>: 20100210 </text:p>
          <text:p text:style-name="P45"><text:s/>Pendiente <text:s text:c="13"/>: 34 </text:p>
          <text:p text:style-name="P45"><text:s/>Proveedor <text:s text:c="13"/>: 30324567891 </text:p>
          <text:p text:style-name="P45"/>
        </text:list-header>
      </text:list>
      <text:list xml:id="list1573652200" text:style-name="L4">
        <text:list-item>
          <text:p text:style-name="P25">Listado del código del comando: <text:span text:style-name="T6">TODO: codigo</text:span></text:p>
        </text:list-item>
      </text:list>
      <text:p text:style-name="P14"/>
      <text:list xml:id="list1893709797" text:style-name="L2">
        <text:list-item>
          <text:p text:style-name="P18">Nombre del comando: modulo_mover</text:p>
        </text:list-item>
      </text:list>
      <text:list xml:id="list1490045075" text:style-name="L31">
        <text:list-item>
          <text:p text:style-name="P62">Archivos de Input:<text:span text:style-name="T1"> El a</text:span><text:span text:style-name="T15">rchivo definido en el parámetro 1.</text:span></text:p>
        </text:list-item>
        <text:list-item>
          <text:p text:style-name="P82"><text:span text:style-name="T2">Archivos de Output:</text:span><text:span text:style-name="T1"> El a</text:span><text:span text:style-name="T15">rchivo definido en el parámetro 2. El a</text:span><text:span text:style-name="T16">rchivo de Log del comando que la invoca (si corresponde).</text:span></text:p>
        </text:list-item>
        <text:list-item>
          <text:p text:style-name="P96">Parámetros:<text:span text:style-name="T13"> </text:span></text:p>
        </text:list-item>
      </text:list>
      <text:list xml:id="list415644605" text:style-name="L21">
        <text:list-item>
          <text:p text:style-name="P106"><text:span text:style-name="T9">Parámetro 1 (obligatorio):</text:span><text:span text:style-name="T10"> Origen.</text:span></text:p>
          <text:p text:style-name="P110"/>
        </text:list-item>
        <text:list-item>
          <text:p text:style-name="P106"><text:span text:style-name="T12">Parámetro 2 (obligatorio):</text:span><text:span text:style-name="T13"> </text:span><text:span text:style-name="T10">Destino.</text:span></text:p>
          <text:p text:style-name="P106"/>
        </text:list-item>
        <text:list-item>
          <text:p text:style-name="P106"><text:span text:style-name="T9">Parámetro 3 (obligatorio):</text:span><text:span text:style-name="T10"> El nombre del comando que la invoca.</text:span></text:p>
          <text:p text:style-name="P111"/>
        </text:list-item>
      </text:list>
      <text:list xml:id="list1633453868" text:style-name="L31">
        <text:list-item>
          <text:p text:style-name="P82"><text:span text:style-name="T2">Opciones:</text:span><text:span text:style-name="T1"> Ninguna.</text:span></text:p>
        </text:list-item>
        <text:list-item>
          <text:p text:style-name="P26">Ejemplos de invocación con distintos parámetros y valores, indicando en que oportunidad es usado y cuál es el resultado previsto:</text:p>
        </text:list-item>
      </text:list>
      <text:p text:style-name="P16"><text:change-start text:change-id="ct135351232"/></text:p>
      <text:p text:style-name="P16">Invocacion si parámetros:</text:p>
      <text:p text:style-name="P16"><text:change-end text:change-id="ct135351232"/></text:p>
      <text:list xml:id="list1328596643" text:continue-list="list619131727" text:style-name="L1">
        <text:list-header>
          <text:p text:style-name="P2"><text:change text:change-id="ct152903344"/>user@Fiuba:~$ Mover<text:change-start text:change-id="ct140627544"/> <text:change-end text:change-id="ct140627544"/><text:change-start text:change-id="ct152912528"/></text:p>
          <text:p text:style-name="P2">Error: el comando necesita al menos 2 (dos) parametros<text:change-end text:change-id="ct152912528"/><text:change-start text:change-id="ct143267432"/></text:p>
        </text:list-header>
      </text:list>
      <text:p text:style-name="P3"/>
      <text:p text:style-name="P3">Invocacion con parámetros válidos: (Mueve el archivo <text:span text:style-name="T18">archivo </text:span><text:span text:style-name="T19">al directorio </text:span><text:span text:style-name="T18">directorio</text:span><text:span text:style-name="T19">)</text:span></text:p>
      <text:list xml:id="list727754100" text:continue-numbering="true" text:style-name="L1">
        <text:list-header>
          <text:p text:style-name="P2"/>
          <text:p text:style-name="P2">user@Fiuba:~$ Mover archivo direc<text:change-end text:change-id="ct143267432"/><text:change-start text:change-id="ct152837224"/>torio/</text:p>
        </text:list-header>
      </text:list>
      <text:p text:style-name="P3"/>
      <text:p text:style-name="P3">Invocación con archivo inexistente:</text:p>
      <text:p text:style-name="P3"/>
      <text:list xml:id="list644521711" text:continue-numbering="true" text:style-name="L1">
        <text:list-header>
          <text:p text:style-name="P2">user@Fiuba:~$ Mover archivo directorio/</text:p>
        </text:list-header>
      </text:list>
      <text:p text:style-name="P3">Error: El archivo <text:change-start text:change-id="ct151358392"/><text:span text:style-name="T18">archivo</text:span><text:change-end text:change-id="ct151358392"/> no existe.</text:p>
      <text:p text:style-name="P3"/>
      <text:p text:style-name="P3">Invocación con tercer parámetro (opcional):</text:p>
      <text:p text:style-name="P3"/>
      <text:p text:style-name="P3"><text:change-start text:change-id="ct157025488"/><text:a xlink:type="simple" xlink:href="mailto:user@Fiuba">user@Fiuba</text:a><text:change-end text:change-id="ct157025488"/>:~$ Mover <text:change-start text:change-id="ct157451544"/><text:span text:style-name="T18">archivo</text:span><text:change-end text:change-id="ct157451544"/> <text:change-start text:change-id="ct156453776"/><text:span text:style-name="T18">log/</text:span><text:change-end text:change-id="ct156453776"/> <text:change-start text:change-id="ct157429664"/><text:span text:style-name="T18">remioc</text:span><text:change-end text:change-id="ct157429664"/></text:p>
      <text:p text:style-name="P3"/>
      <text:p text:style-name="P3">Crea entradas en el log de <text:change-start text:change-id="ct157034320"/><text:span text:style-name="T18">remioc</text:span><text:change-end text:change-id="ct157034320"/><text:span text:style-name="T18">:</text:span></text:p>
      <text:p text:style-name="P3"><text:change-start text:change-id="ct153994776"/><text:a xlink:type="simple" xlink:href="mailto:user@Fiuba"><text:span text:style-name="T18">user@Fiuba</text:span></text:a><text:change-end text:change-id="ct153994776"/><text:span text:style-name="T18">:~$ </text:span><text:change-start text:change-id="ct157132720"/><text:span text:style-name="T18">cat </text:span><text:change-start text:change-id="ct157386576"/><text:span text:style-name="T19">$grupo/comandos/log/remioc.log</text:span><text:change-end text:change-id="ct157132720"/><text:change-end text:change-id="ct157386576"/></text:p>
      <text:p text:style-name="P3"><text:soft-page-break/><text:span text:style-name="T18">2010/05/10 17:16:09 &lt;I&gt; Se mueve el archivo archivo a log/archivo</text:span></text:p>
      <text:p text:style-name="P3"><text:span text:style-name="T18">2010/05/10 17:16:11 &lt;I&gt; Se mueve el archivo archivo a log/dup/archivo.000</text:span></text:p>
      <text:p text:style-name="P3"><text:span text:style-name="T18">2010/05/10 17:16:14 &lt;I&gt; Se mueve el archivo archivo a log/dup/archivo.001</text:span></text:p>
      <text:p text:style-name="P4"><text:change-end text:change-id="ct152837224"/><text:change text:change-id="ct153774648"/><text:change text:change-id="ct157417448"/></text:p>
      <text:list xml:id="list411764096" text:style-name="L31">
        <text:list-item>
          <text:p text:style-name="P82"><text:span text:style-name="T4">Listado del código del comando: </text:span><text:span text:style-name="T7">TODO: codigo</text:span></text:p>
        </text:list-item>
      </text:list>
      <text:p text:style-name="P4"/>
      <text:p text:style-name="P13"/>
      <text:list xml:id="list1061278604" text:style-name="L2">
        <text:list-item>
          <text:p text:style-name="P18">Nombre del comando: modulo_glog</text:p>
        </text:list-item>
      </text:list>
      <text:list xml:id="list535390798" text:style-name="L32">
        <text:list-item>
          <text:p text:style-name="P63">Archivos de Input:<text:span text:style-name="T1"> Ninguno.</text:span></text:p>
        </text:list-item>
        <text:list-item>
          <text:p text:style-name="P83"><text:span text:style-name="T2">Archivos de Output:</text:span><text:span text:style-name="T1"> </text:span><text:span text:style-name="T3">Ninguno.</text:span></text:p>
        </text:list-item>
        <text:list-item>
          <text:p text:style-name="P83"><text:span text:style-name="T2">Parámetros:</text:span><text:span text:style-name="T1"> </text:span></text:p>
        </text:list-item>
      </text:list>
      <text:list xml:id="list195678269" text:style-name="L21">
        <text:list-item>
          <text:p text:style-name="P106"><text:span text:style-name="T9">Parámetro 1 (obligatorio):</text:span><text:span text:style-name="T10"> El nombre del comando que la invoca.</text:span></text:p>
          <text:p text:style-name="P110"/>
        </text:list-item>
        <text:list-item>
          <text:p text:style-name="P106"><text:span text:style-name="T12">Parámetro 2 (obligatorio):</text:span><text:span text:style-name="T13"> </text:span><text:span text:style-name="T10">El mensaje a guardar en el log.</text:span></text:p>
          <text:p text:style-name="P106"/>
        </text:list-item>
        <text:list-item>
          <text:p text:style-name="P108"><text:span text:style-name="T17">Parámetro 3 (obligatorio):</text:span><text:span text:style-name="T15"> El tipo de mensaje.</text:span></text:p>
          <text:p text:style-name="P108"/>
        </text:list-item>
      </text:list>
      <text:list xml:id="list1370037600" text:style-name="L32">
        <text:list-item>
          <text:p text:style-name="P83"><text:span text:style-name="T2">Opciones:</text:span><text:span text:style-name="T1"> </text:span></text:p>
        </text:list-item>
      </text:list>
      <text:list xml:id="list779946085" text:style-name="L21">
        <text:list-header>
          <text:p text:style-name="P108"/>
        </text:list-header>
        <text:list-item>
          <text:p text:style-name="P109">Parámetro 3 (obligatorio):</text:p>
        </text:list-item>
      </text:list>
      <text:list xml:id="list522809405" text:style-name="L33">
        <text:list-item>
          <text:p text:style-name="P116">I = INFORMATIVO: En el Archivo de Log se registran eventualmente mensajes informativos sobre el curso de ejecución del comando. Ej: Inicio de Ejecución</text:p>
        </text:list-item>
        <text:list-item>
          <text:p text:style-name="P116">W = WARNING (de alerta): En el Archivo de Log se registran eventualmente mensajes de alerta sobre el curso de ejecución del comando. Ej: Archivo ya procesado</text:p>
        </text:list-item>
        <text:list-item>
          <text:p text:style-name="P116">E = ERROR: En el Archivo de Log se registran SIEMPRE mensajes de error Ej: Archivo Inexistente.</text:p>
        </text:list-item>
        <text:list-item>
          <text:p text:style-name="P118">SE = ERROR SEVERO: En el Archivo de Log se registran SIEMPRE mensajes severos de error Ej: Comando Inexistente.</text:p>
        </text:list-item>
      </text:list>
      <text:p text:style-name="P8"/>
      <text:list xml:id="list1726051690" text:style-name="L32">
        <text:list-item>
          <text:p text:style-name="P27">Ejemplos de invocación con distintos parámetros y valores, indicando en que oportunidad es usado y cuál es el resultado previsto:</text:p>
        </text:list-item>
      </text:list>
      <text:list xml:id="list687447596" text:style-name="L34">
        <text:list-header>
          <text:p text:style-name="P97"/>
          <text:p text:style-name="P105">TODO</text:p>
        </text:list-header>
      </text:list>
      <text:list xml:id="list825854653" text:style-name="L32">
        <text:list-header>
          <text:p text:style-name="P46">user@Fiuba:~$ Glog $0 "Mensaje a guardar en el log" I</text:p>
          <text:p text:style-name="P46">user@Fiuba:~$ cat bash.log</text:p>
          <text:p text:style-name="P46">2010/05/10 11:21:30 &lt;I&gt; Mensaje a guardar en el log</text:p>
        </text:list-header>
      </text:list>
      <text:p text:style-name="P4"/>
      <text:list xml:id="list593771700" text:style-name="L35">
        <text:list-header>
          <text:p text:style-name="P47">user@Fiuba:~$ Glog $0 "Mensaje a guardar en el log Warning" W</text:p>
        </text:list-header>
      </text:list>
      <text:list xml:id="list674824174" text:style-name="L36">
        <text:list-header>
          <text:p text:style-name="P48">user@Fiuba:~$ cat bash.log</text:p>
        </text:list-header>
      </text:list>
      <text:p text:style-name="P4">2010/05/10 11:22:58 &lt;W&gt; Mensaje a guardar en el log Warning</text:p>
      <text:p text:style-name="P4"/>
      <text:list xml:id="list1136351677" text:style-name="L37">
        <text:list-header>
          <text:p text:style-name="P49">user@Fiuba:~$ Glog $0 "Mensaje a guardar en el log Error" E</text:p>
        </text:list-header>
      </text:list>
      <text:list xml:id="list1228216129" text:style-name="L38">
        <text:list-header>
          <text:p text:style-name="P50">user@Fiuba:~$ cat bash.log</text:p>
        </text:list-header>
      </text:list>
      <text:p text:style-name="P4">2010/05/10 11:24:09 &lt;E&gt; Mensaje a guardar en el log Error</text:p>
      <text:p text:style-name="P4"/>
      <text:list xml:id="list2166754877" text:style-name="L39">
        <text:list-header>
          <text:p text:style-name="P51">user@Fiuba:~$ Glog $0 "Mensaje a guardar en el log Several Error" SE</text:p>
        </text:list-header>
      </text:list>
      <text:list xml:id="list400408184" text:style-name="L40">
        <text:list-header>
          <text:p text:style-name="P52">user@Fiuba:~$ cat bash.log</text:p>
        </text:list-header>
      </text:list>
      <text:p text:style-name="P4">2010/05/10 11:24:51 &lt;SE&gt; Mensaje a guardar en el log Several Error</text:p>
      <text:p text:style-name="P4"/>
      <text:list xml:id="list125752707" text:style-name="L32">
        <text:list-item>
          <text:p text:style-name="P83"><text:span text:style-name="T4">Listado del código del comando: </text:span><text:span text:style-name="T7">TODO: codigo</text:span></text:p>
        </text:list-item>
      </text:list>
      <text:p text:style-name="P9"><text:soft-page-break/></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Courier New" svg:font-family="'Courier New'"/>
    <style:font-face style:name="OpenSymbol" svg:font-family="OpenSymbol"/>
    <style:font-face style:name="Sans Serif" svg:font-family="'Sans Serif'"/>
    <style:font-face style:name="Symbol" svg:font-family="Symbol"/>
    <style:font-face style:name="Times New Roman" svg:font-family="'Times New Roman'"/>
    <style:font-face style:name="Wingdings" svg:font-family="Wingdings"/>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s" fo:country="AR" style:letter-kerning="true"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size="12pt" fo:language="es" fo:country="AR" style:letter-kerning="true"/>
    </style:style>
    <style:style style:name="Heading" style:family="paragraph" style:next-style-name="Text_20_body" style:class="text">
      <style:paragraph-properties fo:margin-top="0.1665in" fo:margin-bottom="0.0835in" style:writing-mode="page"/>
      <style:text-properties style:font-name="Arial" fo:font-size="14pt" fo:language="es" fo:country="AR" style:letter-kerning="true"/>
    </style:style>
    <style:style style:name="Text_20_body" style:display-name="Text body" style:family="paragraph" style:class="text">
      <style:paragraph-properties fo:margin-top="0in" fo:margin-bottom="0.0835in" style:writing-mode="page"/>
      <style:text-properties style:font-name="Times New Roman" fo:font-size="12pt" fo:language="es" fo:country="AR" style:letter-kerning="true"/>
    </style:style>
    <style:style style:name="Heading_20_6" style:display-name="Heading 6" style:family="paragraph" style:next-style-name="Standard" style:class="text">
      <style:paragraph-properties style:writing-mode="page"/>
      <style:text-properties style:font-name="Times New Roman" fo:font-size="12pt" fo:language="es" fo:country="AR" fo:font-weight="bold" style:letter-kerning="true"/>
    </style:style>
    <style:style style:name="List" style:family="paragraph" style:class="list">
      <style:paragraph-properties fo:margin-top="0in" fo:margin-bottom="0.0835in" style:writing-mode="page"/>
      <style:text-properties style:font-name="Times New Roman" fo:font-size="12pt" fo:language="es" fo:country="AR" style:letter-kerning="true"/>
    </style:style>
    <style:style style:name="Horizontal_20_Line" style:display-name="Horizontal Line" style:family="paragraph" style:next-style-name="Text_20_body" style:class="html">
      <style:paragraph-properties fo:margin-top="0in" fo:margin-bottom="0.1965in" style:border-line-width-bottom="0.0008in 0.0138in 0.0008in" fo:padding="0in" fo:border-left="none" fo:border-right="none" fo:border-top="none" fo:border-bottom="0.0154in double #808080" style:writing-mode="page"/>
      <style:text-properties style:font-name="Times New Roman" fo:font-size="6pt" fo:language="es" fo:country="AR" style:letter-kerning="true"/>
    </style:style>
    <style:style style:name="Index" style:family="paragraph" style:class="index">
      <style:paragraph-properties style:writing-mode="page"/>
      <style:text-properties style:font-name="Times New Roman" fo:font-size="12pt" fo:language="es" fo:country="AR" style:letter-kerning="true"/>
    </style:style>
    <style:style style:name="Caption" style:family="paragraph" style:class="extra">
      <style:paragraph-properties fo:margin-top="0.0835in" fo:margin-bottom="0.0835in" style:writing-mode="page"/>
      <style:text-properties style:font-name="Times New Roman" fo:font-size="12pt" fo:language="es" fo:country="AR" fo:font-style="italic" style:letter-kerning="true"/>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Bullet_20_Symbols" style:display-name="Bullet Symbols" style:family="text">
      <style:text-properties style:font-name="OpenSymbol"/>
    </style:style>
    <style:style style:name="WW8Num10z0" style:family="text">
      <style:text-properties style:font-name="Symbol"/>
    </style:style>
    <style:style style:name="WW8Num10z1" style:family="text">
      <style:text-properties style:font-name="Courier New"/>
    </style:style>
    <style:style style:name="WW8Num6z0" style:family="text">
      <style:text-properties style:font-name="Symbol"/>
    </style:style>
    <style:style style:name="WW8Num10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style>
    <style:style style:name="Numbering_20_Symbols" style:display-name="Numbering Symbols" style:family="text"/>
    <style:style style:name="WW8Num28z0"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style:num-format="1">
        <style:list-level-properties/>
      </text:list-level-style-number>
    </text:list-style>
    <text:list-style style:name="WW8Num10">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Vero</meta:initial-creator>
    <meta:editing-cycles>60</meta:editing-cycles>
    <dc:date>2010-05-10T17:18:06</dc:date>
    <meta:creation-date>2010-05-07T15:15:49</meta:creation-date>
    <meta:editing-duration>PT00H22M16S</meta:editing-duration>
    <meta:document-statistic meta:table-count="0" meta:image-count="0" meta:object-count="0" meta:page-count="11" meta:paragraph-count="354" meta:word-count="2634" meta:character-count="17760"/>
  </office:meta>
</office:document-meta>
</file>